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" style:family="graphic" style:parent-style-name="standard">
      <style:graphic-properties draw:fill-color="#fffbcc" draw:textarea-horizontal-align="justify" draw:textarea-vertical-align="middle" draw:auto-grow-height="false" fo:min-height="1.274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4" style:family="graphic" style:parent-style-name="standard">
      <style:graphic-properties draw:fill-color="#adc5e7" draw:textarea-horizontal-align="justify" draw:textarea-vertical-align="middle" draw:auto-grow-height="false" fo:min-height="1.008cm" fo:min-width="0.847cm"/>
    </style:style>
    <style:style style:name="gr5" style:family="graphic" style:parent-style-name="standard">
      <style:graphic-properties draw:fill-color="#fffbcc" draw:textarea-horizontal-align="justify" draw:textarea-vertical-align="middle" draw:auto-grow-height="false" fo:min-height="1.008cm" fo:min-width="0.84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053cm" svg:stroke-color="#62a73b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27cm" fo:min-width="1.547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1.274cm" fo:min-width="2.9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1.704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4cm" fo:min-width="0.645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27cm" fo:min-width="1.276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4cm" fo:min-width="0.586cm"/>
    </style:style>
    <style:style style:name="gr14" style:family="graphic" style:parent-style-name="standard">
      <style:graphic-properties draw:fill-color="#fffbcc" draw:textarea-horizontal-align="justify" draw:textarea-vertical-align="middle" draw:auto-grow-height="false" fo:min-height="0.258cm" fo:min-width="17.788cm"/>
    </style:style>
    <style:style style:name="gr15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4cm" fo:min-width="1.704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4cm" fo:min-width="1.12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4cm" fo:min-width="0.65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27cm" fo:min-width="0.772cm"/>
    </style:style>
    <style:style style:name="gr20" style:family="graphic" style:parent-style-name="standard">
      <style:graphic-properties draw:stroke="none" svg:stroke-color="#000000" draw:fill="none" draw:fill-color="#ffffff" fo:min-height="0.627cm"/>
    </style:style>
    <style:style style:name="gr21" style:family="graphic" style:parent-style-name="standard">
      <style:graphic-properties draw:textarea-horizontal-align="justify" draw:textarea-vertical-align="middle" draw:auto-grow-height="false" fo:min-height="0cm" fo:min-width="0.135cm"/>
    </style:style>
    <style:style style:name="gr22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fill-color="#7da7d8" draw:textarea-horizontal-align="justify" draw:textarea-vertical-align="middle" draw:auto-grow-height="false" fo:min-height="1.008cm" fo:min-width="0.758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512cm" fo:min-width="2.421cm"/>
    </style:style>
    <style:style style:name="gr25" style:family="graphic" style:parent-style-name="standard">
      <style:graphic-properties draw:fill-color="#adc5e7" draw:textarea-horizontal-align="justify" draw:textarea-vertical-align="top" draw:auto-grow-height="false" fo:min-height="7.898cm" fo:min-width="1.679cm"/>
    </style:style>
    <style:style style:name="gr26" style:family="graphic" style:parent-style-name="standard">
      <style:graphic-properties draw:stroke="none" svg:stroke-color="#000000" draw:fill="none" draw:fill-color="#ffffff" fo:min-height="0.314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9.402cm" fo:min-width="1.659cm"/>
    </style:style>
    <style:style style:name="gr28" style:family="graphic" style:parent-style-name="standard">
      <style:graphic-properties draw:stroke="none" svg:stroke-color="#000000" draw:fill="none" draw:fill-color="#ffffff" fo:min-height="1.171cm"/>
    </style:style>
    <style:style style:name="gr29" style:family="graphic" style:parent-style-name="standard">
      <style:graphic-properties draw:stroke="none" svg:stroke-color="#000000" draw:fill="none" draw:fill-color="#ffffff" fo:min-height="0.781cm"/>
    </style:style>
    <style:style style:name="gr30" style:family="graphic" style:parent-style-name="objectwithoutfill">
      <style:graphic-properties draw:marker-end="Symmetric_20_Arrow" draw:marker-end-width="0.3cm" draw:fill="none" draw:textarea-vertical-align="middle"/>
    </style:style>
    <style:style style:name="gr31" style:family="graphic" style:parent-style-name="standard">
      <style:graphic-properties draw:fill-color="#dddddd" draw:textarea-horizontal-align="justify" draw:textarea-vertical-align="middle" draw:auto-grow-height="false" fo:min-height="1.401cm" fo:min-width="1.659cm"/>
    </style:style>
    <style:style style:name="gr32" style:family="graphic" style:parent-style-name="objectwithoutfill">
      <style:graphic-properties draw:stroke="dash" draw:stroke-dash="Fine_20_Dashed"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0.258cm" fo:min-width="1.659cm"/>
    </style:style>
    <style:style style:name="gr34" style:family="graphic" style:parent-style-name="standard">
      <style:graphic-properties draw:fill-color="#adc5e7" draw:textarea-horizontal-align="justify" draw:textarea-vertical-align="middle" draw:auto-grow-height="false" fo:min-height="0.386cm" fo:min-width="0.86cm"/>
    </style:style>
    <style:style style:name="gr35" style:family="graphic" style:parent-style-name="standard">
      <style:graphic-properties draw:stroke="none" svg:stroke-color="#000000" draw:fill="none" draw:fill-color="#ffffff" fo:min-height="0.334cm"/>
    </style:style>
    <style:style style:name="gr36" style:family="graphic" style:parent-style-name="objectwithoutfill">
      <style:graphic-properties draw:stroke="solid" draw:stroke-dash="Ultrafine_20_2_20_Dots_20_3_20_Dashes" draw:marker-end="Symmetric_20_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391cm"/>
    </style:style>
    <style:style style:name="gr38" style:family="graphic" style:parent-style-name="standard">
      <style:graphic-properties draw:fill-color="#dddddd" draw:textarea-horizontal-align="justify" draw:textarea-vertical-align="middle" draw:auto-grow-height="false" fo:min-height="0.512cm" fo:min-width="1.659cm"/>
    </style:style>
    <style:style style:name="gr39" style:family="graphic" style:parent-style-name="standard">
      <style:graphic-properties draw:fill-color="#fffbcc" draw:textarea-horizontal-align="justify" draw:textarea-vertical-align="middle" draw:auto-grow-height="false" fo:min-height="1.008cm" fo:min-width="0.758cm"/>
    </style:style>
    <style:style style:name="gr40" style:family="graphic" style:parent-style-name="objectwithoutfill">
      <style:graphic-properties draw:stroke="dash" draw:stroke-dash="Ultrafine_20_2_20_Dots_20_3_20_Dashes" draw:marker-end="Symmetric_20_Arrow" draw:marker-end-width="0.3cm" draw:fill="none" draw:textarea-vertical-align="middle"/>
    </style:style>
    <style:style style:name="gr41" style:family="graphic" style:parent-style-name="objectwithoutfill">
      <style:graphic-properties draw:stroke="solid" draw:stroke-dash="Ultrafine_20_Dashed" draw:marker-end="Symmetric_20_Arrow" draw:marker-end-width="0.3cm" draw:fill="none" draw:textarea-vertical-align="middle"/>
    </style:style>
    <style:style style:name="gr42" style:family="graphic" style:parent-style-name="standard">
      <style:graphic-properties draw:fill-color="#adc5e7" draw:textarea-horizontal-align="justify" draw:textarea-vertical-align="middle" draw:auto-grow-height="false" fo:min-height="1.074cm" fo:min-width="0.86cm"/>
    </style:style>
    <style:style style:name="gr43" style:family="graphic" style:parent-style-name="standard">
      <style:graphic-properties draw:stroke="none" svg:stroke-color="#000000" draw:fill="none" draw:fill-color="#ffffff" fo:min-height="0.65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3cm" fo:min-width="1.052cm"/>
    </style:style>
    <style:style style:name="gr45" style:family="graphic" style:parent-style-name="standard">
      <style:graphic-properties draw:textarea-horizontal-align="justify" draw:textarea-vertical-align="middle" draw:auto-grow-height="false" fo:min-height="1.074cm" fo:min-width="0.86cm"/>
    </style:style>
    <style:style style:name="gr46" style:family="graphic" style:parent-style-name="standard">
      <style:graphic-properties draw:textarea-horizontal-align="justify" draw:textarea-vertical-align="middle" draw:auto-grow-height="false" fo:min-height="0.791cm" fo:min-width="0.86cm"/>
    </style:style>
    <style:style style:name="gr47" style:family="graphic" style:parent-style-name="objectwithoutfill">
      <style:graphic-properties draw:fill="none" draw:textarea-vertical-align="middle"/>
    </style:style>
    <style:style style:name="gr48" style:family="graphic" style:parent-style-name="standard">
      <style:graphic-properties draw:fill-color="#e0efd4" draw:textarea-horizontal-align="justify" draw:textarea-vertical-align="middle" draw:auto-grow-height="false" fo:min-height="0.576cm" fo:min-width="0.58cm"/>
    </style:style>
    <style:style style:name="gr49" style:family="graphic" style:parent-style-name="standard">
      <style:graphic-properties draw:fill-color="#e0efd4" draw:textarea-horizontal-align="justify" draw:textarea-vertical-align="middle" draw:auto-grow-height="false" fo:min-height="0.894cm" fo:min-width="0.707cm"/>
    </style:style>
    <style:style style:name="gr50" style:family="graphic" style:parent-style-name="standard">
      <style:graphic-properties draw:fill-color="#fff9ae" draw:textarea-horizontal-align="justify" draw:textarea-vertical-align="middle" draw:auto-grow-height="false" fo:min-height="1.147cm" fo:min-width="1.532cm"/>
    </style:style>
    <style:style style:name="gr51" style:family="graphic" style:parent-style-name="standard">
      <style:graphic-properties draw:fill-color="#e0efd4" draw:textarea-horizontal-align="justify" draw:textarea-vertical-align="middle" draw:auto-grow-height="false" fo:min-height="1.147cm" fo:min-width="1.532cm"/>
    </style:style>
    <style:style style:name="gr52" style:family="graphic" style:parent-style-name="standard">
      <style:graphic-properties draw:fill-color="#adc5e7" draw:textarea-horizontal-align="justify" draw:textarea-vertical-align="middle" draw:auto-grow-height="false" fo:min-height="1.147cm" fo:min-width="1.532cm"/>
    </style:style>
    <style:style style:name="gr53" style:family="graphic" style:parent-style-name="standard">
      <style:graphic-properties draw:stroke="none" svg:stroke-color="#000000" draw:fill="none" draw:fill-color="#ffffff" fo:min-height="0.802cm"/>
    </style:style>
    <style:style style:name="gr54" style:family="graphic" style:parent-style-name="standard">
      <style:graphic-properties draw:fill-color="#eeeeee" draw:textarea-horizontal-align="justify" draw:textarea-vertical-align="middle" draw:auto-grow-height="false" fo:min-height="3.327cm" fo:min-width="4.474cm"/>
    </style:style>
    <style:style style:name="gr55" style:family="graphic" style:parent-style-name="standard">
      <style:graphic-properties draw:fill-color="#e0efd4" draw:textarea-horizontal-align="justify" draw:textarea-vertical-align="middle" draw:auto-grow-height="false" fo:min-height="0.385cm" fo:min-width="0.269cm"/>
    </style:style>
    <style:style style:name="gr56" style:family="graphic" style:parent-style-name="standard">
      <style:graphic-properties draw:fill-color="#adc5e7" draw:textarea-horizontal-align="justify" draw:textarea-vertical-align="middle" draw:auto-grow-height="false" fo:min-height="0.385cm" fo:min-width="0.269cm"/>
    </style:style>
    <style:style style:name="gr57" style:family="graphic" style:parent-style-name="standard">
      <style:graphic-properties draw:fill-color="#fffbcc" draw:textarea-horizontal-align="justify" draw:textarea-vertical-align="middle" draw:auto-grow-height="false" fo:min-height="0.385cm" fo:min-width="0.269cm"/>
    </style:style>
    <style:style style:name="gr58" style:family="graphic" style:parent-style-name="standard">
      <style:graphic-properties draw:fill-color="#e0efd4" draw:textarea-horizontal-align="justify" draw:textarea-vertical-align="middle" draw:auto-grow-height="false" fo:min-height="0.379cm" fo:min-width="1.953cm"/>
    </style:style>
    <style:style style:name="gr59" style:family="graphic" style:parent-style-name="Default_5f_1">
      <style:graphic-properties draw:fill-color="#cccccc" draw:textarea-horizontal-align="justify" draw:textarea-vertical-align="middle" draw:auto-grow-height="false" fo:min-height="0.893cm" fo:min-width="2.802cm"/>
    </style:style>
    <style:style style:name="gr60" style:family="graphic" style:parent-style-name="Default_5f_1">
      <style:graphic-properties draw:fill-color="#cccccc" draw:textarea-horizontal-align="justify" draw:textarea-vertical-align="middle" draw:auto-grow-height="false" fo:min-height="1.147cm" fo:min-width="3.183cm"/>
    </style:style>
    <style:style style:name="gr61" style:family="graphic" style:parent-style-name="Default_5f_1">
      <style:graphic-properties draw:fill-color="#cccccc" draw:textarea-horizontal-align="justify" draw:textarea-vertical-align="middle" draw:auto-grow-height="false" fo:min-height="1.147cm" fo:min-width="9.914cm"/>
    </style:style>
    <style:style style:name="gr62" style:family="graphic" style:parent-style-name="Default_5f_1">
      <style:graphic-properties draw:fill-color="#cccccc" draw:textarea-horizontal-align="justify" draw:textarea-vertical-align="middle" draw:auto-grow-height="false" fo:min-height="0.536cm" fo:min-width="3.183cm"/>
    </style:style>
    <style:style style:name="gr63" style:family="graphic" style:parent-style-name="Default_5f_1">
      <style:graphic-properties draw:fill-color="#cccccc" draw:textarea-horizontal-align="justify" draw:textarea-vertical-align="middle" draw:auto-grow-height="false" fo:min-height="0.536cm" fo:min-width="9.919cm"/>
    </style:style>
    <style:style style:name="gr64" style:family="graphic" style:parent-style-name="Default_5f_1">
      <style:graphic-properties draw:fill-color="#cccccc" draw:textarea-horizontal-align="justify" draw:textarea-vertical-align="middle" draw:auto-grow-height="false" fo:min-height="1.147cm" fo:min-width="7.117cm"/>
    </style:style>
    <style:style style:name="gr65" style:family="graphic" style:parent-style-name="Default_5f_1">
      <style:graphic-properties draw:fill-color="#cccccc" draw:textarea-horizontal-align="justify" draw:textarea-vertical-align="middle" draw:auto-grow-height="false" fo:min-height="0.536cm" fo:min-width="7.12cm"/>
    </style:style>
    <style:style style:name="gr66" style:family="graphic" style:parent-style-name="Default_5f_1">
      <style:graphic-properties draw:fill-color="#cccccc" draw:textarea-horizontal-align="justify" draw:textarea-vertical-align="middle" draw:auto-grow-height="false" fo:min-height="1.147cm" fo:min-width="1.018cm"/>
    </style:style>
    <style:style style:name="gr67" style:family="graphic" style:parent-style-name="Default_5f_1">
      <style:graphic-properties draw:fill-color="#cccccc" draw:textarea-horizontal-align="justify" draw:textarea-vertical-align="middle" draw:auto-grow-height="false" fo:min-height="0.536cm" fo:min-width="8.522cm"/>
    </style:style>
    <style:style style:name="gr68" style:family="graphic" style:parent-style-name="Object_20_without_20_fill_5f_1">
      <style:graphic-properties svg:stroke-width="0.035cm" draw:marker-start="Dimension_20_Lines" draw:marker-start-width="0.252cm" draw:marker-end="Dimension_20_Lines" draw:marker-end-width="0.252cm" draw:fill="none" draw:textarea-vertical-align="middle" fo:padding-top="0.142cm" fo:padding-bottom="0.142cm" fo:padding-left="0.267cm" fo:padding-right="0.267cm"/>
    </style:style>
    <style:style style:name="gr69" style:family="graphic" style:parent-style-name="Default_5f_1">
      <style:graphic-properties draw:fill-color="#cccccc" draw:textarea-horizontal-align="justify" draw:textarea-vertical-align="middle" draw:auto-grow-height="false" fo:min-height="1.147cm" fo:min-width="8.288cm"/>
    </style:style>
    <style:style style:name="gr70" style:family="graphic" style:parent-style-name="Default_5f_1">
      <style:graphic-properties draw:fill-color="#cccccc" draw:textarea-horizontal-align="justify" draw:textarea-vertical-align="middle" draw:auto-grow-height="false" fo:min-height="0.536cm" fo:min-width="8.291cm"/>
    </style:style>
    <style:style style:name="gr71" style:family="graphic" style:parent-style-name="Default_5f_1">
      <style:graphic-properties draw:fill-color="#cccccc" draw:textarea-horizontal-align="justify" draw:textarea-vertical-align="middle" draw:auto-grow-height="false" fo:min-height="0.536cm" fo:min-width="3.334cm"/>
    </style:style>
    <style:style style:name="gr72" style:family="graphic" style:parent-style-name="Default_5f_1">
      <style:graphic-properties draw:fill-color="#cccccc" draw:textarea-horizontal-align="justify" draw:textarea-vertical-align="middle" draw:auto-grow-height="false" fo:min-height="1.147cm" fo:min-width="1.8cm"/>
    </style:style>
    <style:style style:name="gr73" style:family="graphic" style:parent-style-name="Default_5f_1">
      <style:graphic-properties draw:fill-color="#adc5e7" draw:textarea-horizontal-align="justify" draw:textarea-vertical-align="middle" draw:auto-grow-height="false" fo:min-height="1.147cm" fo:min-width="5.213cm"/>
    </style:style>
    <style:style style:name="gr74" style:family="graphic" style:parent-style-name="Default_5f_1">
      <style:graphic-properties draw:fill-color="#adc5e7" draw:textarea-horizontal-align="justify" draw:textarea-vertical-align="middle" draw:auto-grow-height="false" fo:min-height="0.536cm" fo:min-width="5.215cm"/>
    </style:style>
    <style:style style:name="gr75" style:family="graphic" style:parent-style-name="Default_5f_1">
      <style:graphic-properties draw:fill-color="#adc5e7" draw:textarea-horizontal-align="justify" draw:textarea-vertical-align="middle" draw:auto-grow-height="false" fo:min-height="1.147cm" fo:min-width="1.172cm"/>
    </style:style>
    <style:style style:name="gr76" style:family="graphic" style:parent-style-name="Default_5f_1">
      <style:graphic-properties draw:fill-color="#adc5e7" draw:textarea-horizontal-align="justify" draw:textarea-vertical-align="middle" draw:auto-grow-height="false" fo:min-height="0.536cm" fo:min-width="1.173cm"/>
    </style:style>
    <style:style style:name="gr77" style:family="graphic" style:parent-style-name="Default_5f_1">
      <style:graphic-properties draw:fill-color="#adc5e7" draw:textarea-horizontal-align="justify" draw:textarea-vertical-align="middle" draw:auto-grow-height="false" fo:min-height="1.147cm" fo:min-width="1.278cm"/>
    </style:style>
    <style:style style:name="gr78" style:family="graphic" style:parent-style-name="Default_5f_1">
      <style:graphic-properties draw:fill-color="#adc5e7" draw:textarea-horizontal-align="justify" draw:textarea-vertical-align="middle" draw:auto-grow-height="false" fo:min-height="0.536cm" fo:min-width="1.262cm"/>
    </style:style>
    <style:style style:name="gr79" style:family="graphic" style:parent-style-name="Object_20_without_20_fill_5f_1">
      <style:graphic-properties draw:fill="none" draw:textarea-vertical-align="middle"/>
    </style:style>
    <style:style style:name="gr80" style:family="graphic" style:parent-style-name="Default_5f_1">
      <style:graphic-properties draw:fill-color="#e0efd4" draw:textarea-horizontal-align="justify" draw:textarea-vertical-align="middle" draw:auto-grow-height="false" fo:min-height="1.147cm" fo:min-width="4.239cm"/>
    </style:style>
    <style:style style:name="gr81" style:family="graphic" style:parent-style-name="Default_5f_1">
      <style:graphic-properties draw:fill-color="#e0efd4" draw:textarea-horizontal-align="justify" draw:textarea-vertical-align="middle" draw:auto-grow-height="false" fo:min-height="0.536cm" fo:min-width="4.241cm"/>
    </style:style>
    <style:style style:name="gr82" style:family="graphic" style:parent-style-name="Default_5f_1">
      <style:graphic-properties draw:fill-color="#e0efd4" draw:textarea-horizontal-align="justify" draw:textarea-vertical-align="middle" draw:auto-grow-height="false" fo:min-height="1.147cm" fo:min-width="4.238cm"/>
    </style:style>
    <style:style style:name="gr83" style:family="graphic" style:parent-style-name="objectwithoutfill">
      <style:graphic-properties draw:stroke="dash" draw:stroke-dash="Fine_20_Dashed"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84" style:family="graphic" style:parent-style-name="Default_5f_1">
      <style:graphic-properties draw:fill-color="#ffffbe" draw:textarea-horizontal-align="justify" draw:textarea-vertical-align="middle" draw:auto-grow-height="false" fo:min-height="1.147cm" fo:min-width="1.018cm"/>
    </style:style>
    <style:style style:name="gr85" style:family="graphic" style:parent-style-name="Default_5f_1">
      <style:graphic-properties draw:fill-color="#ffffbe" draw:textarea-horizontal-align="justify" draw:textarea-vertical-align="middle" draw:auto-grow-height="false" fo:min-height="0.536cm" fo:min-width="9.252cm"/>
    </style:style>
    <style:style style:name="gr86" style:family="graphic" style:parent-style-name="Default_5f_1">
      <style:graphic-properties draw:fill-color="#ffffbe" draw:textarea-horizontal-align="justify" draw:textarea-vertical-align="middle" draw:auto-grow-height="false" fo:min-height="1.147cm" fo:min-width="0.812cm"/>
    </style:style>
    <style:style style:name="gr87" style:family="graphic" style:parent-style-name="Default_5f_1">
      <style:graphic-properties draw:fill-color="#ffffbe" draw:textarea-horizontal-align="justify" draw:textarea-vertical-align="middle" draw:auto-grow-height="false" fo:min-height="1.147cm" fo:min-width="0.709cm"/>
    </style:style>
    <style:style style:name="gr88" style:family="graphic" style:parent-style-name="Default_5f_1">
      <style:graphic-properties draw:fill-color="#ffffbe" draw:textarea-horizontal-align="justify" draw:textarea-vertical-align="middle" draw:auto-grow-height="false" fo:min-height="1.147cm" fo:min-width="0.876cm"/>
    </style:style>
    <style:style style:name="gr89" style:family="graphic" style:parent-style-name="Default_5f_1">
      <style:graphic-properties draw:fill-color="#adc5e7" draw:textarea-horizontal-align="justify" draw:textarea-vertical-align="middle" draw:auto-grow-height="false" fo:min-height="1.147cm" fo:min-width="1.277cm"/>
    </style:style>
    <style:style style:name="gr90" style:family="graphic" style:parent-style-name="Default_5f_1">
      <style:graphic-properties draw:fill-color="#adc5e7" draw:textarea-horizontal-align="justify" draw:textarea-vertical-align="middle" draw:auto-grow-height="false" fo:min-height="0.536cm" fo:min-width="1.278cm"/>
    </style:style>
    <style:style style:name="gr91" style:family="graphic" style:parent-style-name="Default_5f_1">
      <style:graphic-properties draw:fill-color="#adc5e7" draw:textarea-horizontal-align="justify" draw:textarea-vertical-align="middle" draw:auto-grow-height="false" fo:min-height="1.147cm" fo:min-width="12.577cm"/>
    </style:style>
    <style:style style:name="gr92" style:family="graphic" style:parent-style-name="Default_5f_1">
      <style:graphic-properties draw:fill-color="#adc5e7" draw:textarea-horizontal-align="justify" draw:textarea-vertical-align="middle" draw:auto-grow-height="false" fo:min-height="0.536cm" fo:min-width="12.581cm"/>
    </style:style>
    <style:style style:name="gr93" style:family="graphic" style:parent-style-name="standard">
      <style:graphic-properties draw:textarea-horizontal-align="justify" draw:textarea-vertical-align="middle" draw:auto-grow-height="false" fo:min-height="2.163cm" fo:min-width="1.913cm"/>
    </style:style>
    <style:style style:name="gr94" style:family="graphic" style:parent-style-name="standard">
      <style:graphic-properties draw:fill-color="#99cc99" draw:textarea-horizontal-align="justify" draw:textarea-vertical-align="middle" draw:auto-grow-height="false" fo:min-height="2.163cm" fo:min-width="0.262cm"/>
    </style:style>
    <style:style style:name="gr95" style:family="graphic" style:parent-style-name="standard">
      <style:graphic-properties draw:fill-color="#cccccc" draw:textarea-horizontal-align="justify" draw:textarea-vertical-align="middle" draw:auto-grow-height="false" fo:min-height="2.163cm" fo:min-width="0.262cm"/>
    </style:style>
    <style:style style:name="gr96" style:family="graphic" style:parent-style-name="standard">
      <style:graphic-properties draw:fill-color="#ffffcc" draw:textarea-horizontal-align="justify" draw:textarea-vertical-align="middle" draw:auto-grow-height="false" fo:min-height="2.163cm" fo:min-width="0.262cm"/>
    </style:style>
    <style:style style:name="gr97" style:family="graphic" style:parent-style-name="standard">
      <style:graphic-properties draw:fill-color="#99cc99" draw:textarea-horizontal-align="justify" draw:textarea-vertical-align="middle" draw:auto-grow-height="false" fo:min-height="0.385cm" fo:min-width="1.91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68cm"/>
    </style:style>
    <style:style style:name="gr100" style:family="graphic" style:parent-style-name="objectwithoutfill">
      <style:graphic-properties draw:marker-end="Triangle_20_unfilled" draw:marker-end-width="0.3cm" draw:fill="none" draw:textarea-vertical-align="middle"/>
    </style:style>
    <style:style style:name="gr101" style:family="graphic" style:parent-style-name="objectwithoutfill">
      <style:graphic-properties draw:marker-start="Triangle_20_unfilled" draw:marker-end="" draw:marker-end-width="0.3cm" draw:fill="none" draw:textarea-vertical-align="middle"/>
    </style:style>
    <style:style style:name="gr102" style:family="graphic" style:parent-style-name="standard">
      <style:graphic-properties draw:fill-color="#99cccc" draw:textarea-horizontal-align="justify" draw:textarea-vertical-align="middle" draw:auto-grow-height="false" fo:min-height="0.428cm" fo:min-width="0.266cm"/>
    </style:style>
    <style:style style:name="gr103" style:family="graphic" style:parent-style-name="standard">
      <style:graphic-properties draw:textarea-horizontal-align="justify" draw:textarea-vertical-align="middle" draw:auto-grow-height="false" fo:min-height="0.92cm" fo:min-width="1.913cm"/>
    </style:style>
    <style:style style:name="gr104" style:family="graphic" style:parent-style-name="standard">
      <style:graphic-properties svg:stroke-color="#729fcf" draw:textarea-horizontal-align="justify" draw:textarea-vertical-align="middle" draw:auto-grow-height="false" fo:min-height="0.004cm" fo:min-width="0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3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288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336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45cm"/>
    </style:style>
    <style:style style:name="gr109" style:family="graphic" style:parent-style-name="standard">
      <style:graphic-properties draw:fill-color="#cccccc" draw:textarea-horizontal-align="justify" draw:textarea-vertical-align="middle" draw:auto-grow-height="false" fo:min-height="0.104cm" fo:min-width="0.262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9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1cm"/>
    </style:style>
    <style:style style:name="gr112" style:family="graphic" style:parent-style-name="standard">
      <style:graphic-properties draw:marker-end="Triangle_20_unfilled" draw:textarea-vertical-align="middle"/>
    </style:style>
    <style:style style:name="gr113" style:family="graphic" style:parent-style-name="standard">
      <style:graphic-properties draw:fill-color="#fffbcc" draw:textarea-horizontal-align="justify" draw:textarea-vertical-align="middle" draw:auto-grow-height="false" fo:min-height="0.104cm" fo:min-width="0.262cm"/>
    </style:style>
    <style:style style:name="gr114" style:family="graphic" style:parent-style-name="standard">
      <style:graphic-properties draw:fill-color="#fffbcc" draw:textarea-horizontal-align="justify" draw:textarea-vertical-align="middle" draw:auto-grow-height="false" fo:min-height="1.147cm" fo:min-width="5.85cm"/>
    </style:style>
    <style:style style:name="gr115" style:family="graphic" style:parent-style-name="standard">
      <style:graphic-properties draw:fill-color="#7da7d8" draw:textarea-horizontal-align="justify" draw:textarea-vertical-align="middle" draw:auto-grow-height="false" fo:min-height="1.147cm" fo:min-width="5.85cm"/>
    </style:style>
    <style:style style:name="gr116" style:family="graphic" style:parent-style-name="standard">
      <style:graphic-properties draw:fill-color="#adc5e7" draw:textarea-horizontal-align="justify" draw:textarea-vertical-align="middle" draw:auto-grow-height="false" fo:min-height="1.147cm" fo:min-width="5.85cm"/>
    </style:style>
    <style:style style:name="gr117" style:family="graphic" style:parent-style-name="standard">
      <style:graphic-properties draw:fill-color="#dfcce4" draw:textarea-horizontal-align="justify" draw:textarea-vertical-align="middle" draw:auto-grow-height="false" fo:min-height="1.147cm" fo:min-width="13.978cm"/>
    </style:style>
    <style:style style:name="gr118" style:family="graphic" style:parent-style-name="standard">
      <style:graphic-properties draw:fill-color="#7da7d8" draw:textarea-horizontal-align="justify" draw:textarea-vertical-align="middle" draw:auto-grow-height="false" fo:min-height="2.898cm" fo:min-width="4.811cm"/>
    </style:style>
    <style:style style:name="gr119" style:family="graphic" style:parent-style-name="standard">
      <style:graphic-properties draw:fill-color="#fffbcc" draw:textarea-horizontal-align="justify" draw:textarea-vertical-align="middle" draw:auto-grow-height="false" fo:min-height="1.147cm" fo:min-width="7.438cm"/>
    </style:style>
    <style:style style:name="gr120" style:family="graphic" style:parent-style-name="standard">
      <style:graphic-properties draw:fill-color="#fffbcc" draw:textarea-horizontal-align="justify" draw:textarea-vertical-align="middle" draw:auto-grow-height="false" fo:min-height="3.261cm" fo:min-width="1.786cm"/>
    </style:style>
    <style:style style:name="gr121" style:family="graphic" style:parent-style-name="standard">
      <style:graphic-properties draw:stroke="none" draw:fill-color="#fffbcc" draw:textarea-horizontal-align="justify" draw:textarea-vertical-align="middle" draw:auto-grow-height="false" fo:min-height="0.385cm" fo:min-width="1.759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4.434cm" fo:min-width="4.184cm"/>
    </style:style>
    <style:style style:name="gr123" style:family="graphic" style:parent-style-name="standard">
      <style:graphic-properties draw:fill-color="#7da7d8" draw:textarea-horizontal-align="justify" draw:textarea-vertical-align="middle" draw:auto-grow-height="false" fo:min-height="0.385cm" fo:min-width="0.262cm"/>
    </style:style>
    <style:style style:name="gr124" style:family="graphic" style:parent-style-name="standard">
      <style:graphic-properties draw:fill-color="#adc5e7" draw:textarea-horizontal-align="justify" draw:textarea-vertical-align="middle" draw:auto-grow-height="false" fo:min-height="0.385cm" fo:min-width="0.262cm"/>
    </style:style>
    <style:style style:name="gr125" style:family="graphic" style:parent-style-name="standard">
      <style:graphic-properties draw:fill-color="#dfcce4" draw:textarea-horizontal-align="justify" draw:textarea-vertical-align="middle" draw:auto-grow-height="false" fo:min-height="0.385cm" fo:min-width="0.262cm"/>
    </style:style>
    <style:style style:name="gr126" style:family="graphic" style:parent-style-name="standard">
      <style:graphic-properties draw:fill-color="#fffbcc" draw:textarea-horizontal-align="justify" draw:textarea-vertical-align="middle" draw:auto-grow-height="false" fo:min-height="0.385cm" fo:min-width="0.262cm"/>
    </style:style>
    <style:style style:name="gr127" style:family="graphic" style:parent-style-name="standard">
      <style:graphic-properties draw:stroke="none" svg:stroke-color="#000000" draw:fill="none" draw:fill-color="#ffffff" fo:min-height="0.94cm"/>
    </style:style>
    <style:style style:name="gr128" style:family="graphic" style:parent-style-name="standard">
      <style:graphic-properties draw:stroke="none" svg:stroke-color="#000000" draw:fill="none" draw:fill-color="#ffffff" fo:min-height="0.7cm"/>
    </style:style>
    <style:style style:name="gr129" style:family="graphic" style:parent-style-name="standard">
      <style:graphic-properties draw:fill-color="#c1cede" draw:textarea-horizontal-align="justify" draw:textarea-vertical-align="middle" draw:auto-grow-height="false" fo:min-height="2.512cm" fo:min-width="13.47cm"/>
    </style:style>
    <style:style style:name="gr130" style:family="graphic" style:parent-style-name="standard">
      <style:graphic-properties draw:fill-color="#e5e5aa" draw:textarea-horizontal-align="justify" draw:textarea-vertical-align="middle" draw:auto-grow-height="false" fo:min-height="0.385cm" fo:min-width="2.294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33" style:family="graphic" style:parent-style-name="standard">
      <style:graphic-properties draw:fill-color="#ccafa5" draw:textarea-horizontal-align="justify" draw:textarea-vertical-align="middle" draw:auto-grow-height="false" fo:min-height="1.735cm" fo:min-width="1.406cm"/>
    </style:style>
    <style:style style:name="gr134" style:family="graphic" style:parent-style-name="standard">
      <style:graphic-properties draw:fill-color="#ccd8c7" draw:textarea-horizontal-align="justify" draw:textarea-vertical-align="middle" draw:auto-grow-height="false" fo:min-height="0.385cm" fo:min-width="2.294cm"/>
    </style:style>
    <style:style style:name="gr135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adc5e7"/>
      <style:paragraph-properties fo:text-align="center"/>
    </style:style>
    <style:style style:name="P5" style:family="paragraph">
      <loext:graphic-properties draw:fill-color="#fffb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solid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fffbc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ce181e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-color="#7da7d8"/>
      <style:paragraph-properties fo:text-align="center"/>
      <style:text-properties fo:font-size="10pt" fo:font-weight="bold" style:font-size-asian="10pt" style:font-size-complex="10pt"/>
    </style:style>
    <style:style style:name="P14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-color="#adc5e7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text-properties fo:font-size="8pt"/>
    </style:style>
    <style:style style:name="P17" style:family="paragraph">
      <loext:graphic-properties draw:fill-color="#dddddd"/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-color="#b2b2b2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-color="#adc5e7"/>
      <style:paragraph-properties fo:text-align="center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>
      <loext:graphic-properties draw:fill-color="#dddddd"/>
      <style:paragraph-properties fo:text-align="center"/>
      <style:text-properties fo:font-size="8pt" style:font-size-asian="10pt" style:font-size-complex="10pt"/>
    </style:style>
    <style:style style:name="P25" style:family="paragraph">
      <loext:graphic-properties draw:fill-color="#fffbcc"/>
      <style:paragraph-properties fo:text-align="center"/>
      <style:text-properties fo:font-size="10pt" fo:font-weight="bold" style:font-size-asian="10pt" style:font-size-complex="10pt"/>
    </style:style>
    <style:style style:name="P26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7" style:family="paragraph">
      <style:paragraph-properties fo:text-align="center"/>
      <style:text-properties fo:font-size="8pt" style:font-size-asian="8pt" style:font-size-complex="8pt"/>
    </style:style>
    <style:style style:name="P28" style:family="paragraph">
      <loext:graphic-properties draw:fill-color="#e0efd4"/>
      <style:paragraph-properties fo:text-align="center"/>
      <style:text-properties fo:font-size="8pt" style:font-size-asian="8pt" style:font-size-complex="8pt"/>
    </style:style>
    <style:style style:name="P29" style:family="paragraph">
      <loext:graphic-properties draw:fill-color="#fff9ae"/>
      <style:paragraph-properties fo:text-align="center"/>
      <style:text-properties fo:font-size="8pt" style:font-size-asian="8pt" style:font-size-complex="8pt"/>
    </style:style>
    <style:style style:name="P30" style:family="paragraph">
      <loext:graphic-properties draw:fill-color="#eeeeee"/>
      <style:paragraph-properties fo:text-align="center"/>
    </style:style>
    <style:style style:name="P31" style:family="paragraph">
      <loext:graphic-properties draw:fill-color="#fffbcc"/>
      <style:paragraph-properties fo:text-align="center"/>
      <style:text-properties fo:font-size="8pt" style:font-size-asian="8pt" style:font-size-complex="8pt"/>
    </style:style>
    <style:style style:name="P32" style:family="paragraph">
      <loext:graphic-properties draw:fill="none" draw:fill-color="#ffffff"/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paragraph-properties fo:text-align="center"/>
      <style:text-properties fo:font-size="8pt" fo:background-color="#ffffff" style:font-size-asian="8pt" style:font-size-complex="8pt"/>
    </style:style>
    <style:style style:name="P34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35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P36" style:family="paragraph">
      <loext:graphic-properties draw:fill="none"/>
      <style:paragraph-properties fo:text-align="center"/>
      <style:text-properties fo:font-variant="small-caps" fo:font-size="10pt" fo:background-color="#ffffff" style:font-size-asian="10pt" style:font-size-complex="10pt"/>
    </style:style>
    <style:style style:name="P37" style:family="paragraph">
      <loext:graphic-properties draw:fill-color="#adc5e7"/>
      <style:paragraph-properties fo:text-align="center"/>
      <style:text-properties fo:font-size="10pt" style:font-size-asian="10pt" style:font-size-complex="10pt"/>
    </style:style>
    <style:style style:name="P38" style:family="paragraph">
      <loext:graphic-properties draw:fill-color="#e0efd4"/>
      <style:paragraph-properties fo:text-align="center"/>
      <style:text-properties fo:font-size="10pt" style:font-size-asian="10pt" style:font-size-complex="10pt"/>
    </style:style>
    <style:style style:name="P39" style:family="paragraph">
      <loext:graphic-properties draw:fill-color="#ffffbe"/>
      <style:paragraph-properties fo:text-align="center"/>
      <style:text-properties fo:font-size="10pt" style:font-size-asian="10pt" style:font-size-complex="10pt"/>
    </style:style>
    <style:style style:name="P40" style:family="paragraph">
      <loext:graphic-properties draw:fill-color="#99cc99"/>
      <style:paragraph-properties fo:text-align="center"/>
      <style:text-properties fo:font-size="12pt" style:font-size-asian="12pt" style:font-size-complex="12pt"/>
    </style:style>
    <style:style style:name="P41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42" style:family="paragraph">
      <loext:graphic-properties draw:fill-color="#99cccc"/>
      <style:paragraph-properties fo:text-align="center"/>
      <style:text-properties fo:font-size="8pt" style:font-size-asian="8pt" style:font-size-complex="8pt"/>
    </style:style>
    <style:style style:name="P43" style:family="paragraph">
      <loext:graphic-properties draw:fill="none" draw:fill-color="#ffffff"/>
      <style:text-properties style:font-name="Nimbus Mono L"/>
    </style:style>
    <style:style style:name="P44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45" style:family="paragraph">
      <loext:graphic-properties draw:fill-color="#fffbcc"/>
      <style:paragraph-properties fo:text-align="center"/>
      <style:text-properties fo:font-size="14pt"/>
    </style:style>
    <style:style style:name="P46" style:family="paragraph">
      <loext:graphic-properties draw:fill-color="#7da7d8"/>
      <style:paragraph-properties fo:text-align="center"/>
      <style:text-properties fo:font-size="14pt"/>
    </style:style>
    <style:style style:name="P47" style:family="paragraph">
      <loext:graphic-properties draw:fill-color="#adc5e7"/>
      <style:paragraph-properties fo:text-align="center"/>
      <style:text-properties fo:font-size="14pt"/>
    </style:style>
    <style:style style:name="P48" style:family="paragraph">
      <loext:graphic-properties draw:fill-color="#dfcce4"/>
      <style:paragraph-properties fo:text-align="center"/>
      <style:text-properties fo:font-size="14pt"/>
    </style:style>
    <style:style style:name="P49" style:family="paragraph">
      <style:paragraph-properties fo:text-align="center"/>
      <style:text-properties fo:color="#999999"/>
    </style:style>
    <style:style style:name="P50" style:family="paragraph">
      <loext:graphic-properties draw:fill-color="#c1cede"/>
      <style:paragraph-properties fo:text-align="center"/>
      <style:text-properties fo:color="#999999" fo:font-size="14pt"/>
    </style:style>
    <style:style style:name="P51" style:family="paragraph">
      <style:paragraph-properties fo:text-align="center"/>
      <style:text-properties fo:font-size="10.5pt" style:font-size-asian="10.5pt" style:font-size-complex="10.5pt"/>
    </style:style>
    <style:style style:name="P52" style:family="paragraph">
      <loext:graphic-properties draw:fill-color="#e5e5aa"/>
      <style:paragraph-properties fo:text-align="center"/>
      <style:text-properties fo:font-size="10.5pt" style:font-size-asian="10.5pt" style:font-size-complex="10.5pt"/>
    </style:style>
    <style:style style:name="P53" style:family="paragraph">
      <loext:graphic-properties draw:fill="none"/>
      <style:paragraph-properties fo:text-align="center"/>
      <style:text-properties fo:font-size="12pt"/>
    </style:style>
    <style:style style:name="P54" style:family="paragraph">
      <style:text-properties fo:font-size="12pt"/>
    </style:style>
    <style:style style:name="P55" style:family="paragraph">
      <loext:graphic-properties draw:fill="none" draw:fill-color="#ffffff"/>
      <style:text-properties fo:font-size="12pt"/>
    </style:style>
    <style:style style:name="P56" style:family="paragraph">
      <loext:graphic-properties draw:fill-color="#ccafa5"/>
      <style:paragraph-properties fo:text-align="center"/>
      <style:text-properties fo:font-size="12pt" style:font-size-asian="12pt" style:font-size-complex="12pt"/>
    </style:style>
    <style:style style:name="P57" style:family="paragraph">
      <loext:graphic-properties draw:fill-color="#ccd8c7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ce181e"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10pt" fo:font-weight="bold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8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language="ca" fo:country="ES" style:font-size-asian="8pt" style:font-size-complex="8pt"/>
    </style:style>
    <style:style style:name="T1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size="8pt" style:font-size-asian="10pt" style:font-size-complex="10pt"/>
    </style:style>
    <style:style style:name="T13" style:family="text">
      <style:text-properties fo:font-size="8pt" fo:background-color="#ffffff" style:font-size-asian="8pt" style:font-size-complex="8pt"/>
    </style:style>
    <style:style style:name="T14" style:family="text">
      <style:text-properties fo:font-variant="small-caps" fo:font-size="10pt" fo:background-color="#ffffff" style:font-size-asian="10pt" style:font-size-complex="10pt"/>
    </style:style>
    <style:style style:name="T15" style:family="text">
      <style:text-properties fo:font-variant="small-caps" fo:font-size="8pt" fo:background-color="#ffffff" style:font-size-asian="8pt" style:font-size-complex="8pt"/>
    </style:style>
    <style:style style:name="T16" style:family="text">
      <style:text-properties style:font-name="Nimbus Mono L"/>
    </style:style>
    <style:style style:name="T17" style:family="text">
      <style:text-properties fo:font-size="14pt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color="#999999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0.254cm" svg:height="0.254cm" svg:x="14.222cm" svg:y="16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0.254cm" svg:height="0.254cm" svg:x="11.922cm" svg:y="16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0.254cm" svg:height="0.254cm" svg:x="6.722cm" svg:y="16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0.254cm" svg:height="0.254cm" svg:x="8.622cm" svg:y="16.6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572cm" svg:height="1.524cm" svg:x="5.434cm" svg:y="16.656cm">
          <text:p text:style-name="P1"><text:span text:style-name="T1">Flash File 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72cm" svg:height="1.524cm" svg:x="10.906cm" svg:y="16.656cm">
          <text:p text:style-name="P1"><text:span text:style-name="T1">Flash </text:span><text:span text:style-name="T1">Block </text:span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1.905cm" svg:height="1.778cm" svg:x="12.176cm" svg:y="12.557cm">
          <text:p text:style-name="P1">B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7" draw:id="id7" draw:layer="layout" svg:width="1.905cm" svg:height="1.778cm" svg:x="8.258cm" svg:y="12.558cm">
          <text:p text:style-name="P1">C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10.374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2" draw:id="id12" draw:layer="layout" svg:width="1.905cm" svg:height="1.778cm" svg:x="17.068cm" svg:y="12.557cm">
          <text:p text:style-name="P1">SP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" draw:id="id15" draw:layer="layout" svg:width="1.905cm" svg:height="1.778cm" svg:x="2.189cm" svg:y="12.559cm">
          <text:p text:style-name="P1">S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1.905cm" svg:height="1.778cm" svg:x="5.21cm" svg:y="12.56cm">
          <text:p text:style-name="P1">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2.455cm" svg:y1="14.075cm" svg:x2="12.049cm" svg:y2="16.656cm" draw:start-shape="id1" draw:start-glue-point="7" draw:end-shape="id2" draw:end-glue-point="0" svg:d="M12455 14075l-406 2581" svg:viewBox="0 0 407 2582">
          <text:p/>
        </draw:connector>
        <draw:connector draw:style-name="gr6" draw:text-style-name="P6" draw:layer="layout" draw:type="line" svg:x1="14.349cm" svg:y1="16.656cm" svg:x2="13.802cm" svg:y2="14.075cm" draw:start-shape="id3" draw:start-glue-point="0" draw:end-shape="id1" draw:end-glue-point="9" svg:d="M14349 16656l-547-2581" svg:viewBox="0 0 548 2582">
          <text:p/>
        </draw:connector>
        <draw:connector draw:style-name="gr6" draw:text-style-name="P6" draw:layer="layout" draw:type="line" svg:x1="6.163cm" svg:y1="14.338cm" svg:x2="6.849cm" svg:y2="16.656cm" draw:start-shape="id4" draw:start-glue-point="8" draw:end-shape="id5" draw:end-glue-point="0" svg:d="M6163 14338l686 2318" svg:viewBox="0 0 687 2319">
          <text:p/>
        </draw:connector>
        <draw:connector draw:style-name="gr6" draw:text-style-name="P6" draw:layer="layout" draw:type="line" svg:x1="8.749cm" svg:y1="16.656cm" svg:x2="9.211cm" svg:y2="14.336cm" draw:start-shape="id6" draw:start-glue-point="0" draw:end-shape="id7" draw:end-glue-point="8" svg:d="M8749 16656l462-2320" svg:viewBox="0 0 463 2321">
          <text:p/>
        </draw:connector>
        <draw:connector draw:style-name="gr6" draw:text-style-name="P6" draw:layer="layout" draw:type="line" svg:x1="9.884cm" svg:y1="12.818cm" svg:x2="10.501cm" svg:y2="10.652cm" draw:start-shape="id7" draw:start-glue-point="11" draw:end-shape="id8" draw:end-glue-point="2" svg:d="M9884 12818l617-2166" svg:viewBox="0 0 618 2167">
          <text:p/>
        </draw:connector>
        <draw:custom-shape draw:style-name="gr1" draw:text-style-name="P1" xml:id="id9" draw:id="id9" draw:layer="layout" svg:width="0.254cm" svg:height="0.254cm" svg:x="8.074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8.201cm" svg:y1="10.652cm" svg:x2="8.537cm" svg:y2="12.818cm" draw:start-shape="id9" draw:start-glue-point="2" draw:end-shape="id7" draw:end-glue-point="5" svg:d="M8201 10652l336 2166" svg:viewBox="0 0 337 2167">
          <text:p/>
        </draw:connector>
        <draw:custom-shape draw:style-name="gr1" draw:text-style-name="P1" xml:id="id10" draw:id="id10" draw:layer="layout" svg:width="0.254cm" svg:height="0.254cm" svg:x="6.025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6.152cm" svg:y1="10.652cm" svg:x2="6.163cm" svg:y2="12.56cm" draw:start-shape="id10" draw:start-glue-point="2" draw:end-shape="id4" draw:end-glue-point="4" svg:d="M6152 10652l11 1908" svg:viewBox="0 0 12 1909">
          <text:p/>
        </draw:connector>
        <draw:custom-shape draw:style-name="gr1" draw:text-style-name="P1" xml:id="id11" draw:id="id11" draw:layer="layout" svg:width="0.254cm" svg:height="0.254cm" svg:x="12.974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3.101cm" svg:y1="10.652cm" svg:x2="13.129cm" svg:y2="12.557cm" draw:start-shape="id11" draw:start-glue-point="2" draw:end-shape="id1" draw:end-glue-point="4" svg:d="M13101 10652l28 1905" svg:viewBox="0 0 29 1906">
          <text:p/>
        </draw:connector>
        <draw:frame draw:style-name="gr8" draw:text-style-name="P7" draw:layer="layout" svg:width="2.047cm" svg:height="0.877cm" svg:x="7.318cm" svg:y="11.133cm">
          <draw:text-box>
            <text:p text:style-name="P1"><text:span text:style-name="T2">PLAYBAC</text:span><text:span text:style-name="T2">K</text:span></text:p>
            <text:p text:style-name="P1"><text:span text:style-name="T2">CMD</text:span></text:p>
          </draw:text-box>
        </draw:frame>
        <draw:custom-shape draw:style-name="gr9" draw:text-style-name="P8" xml:id="id13" draw:id="id13" draw:layer="layout" svg:width="3.429cm" svg:height="1.524cm" svg:x="16.294cm" svg:y="16.621cm">
          <text:p text:style-name="P1"><text:span text:style-name="T3">C</text:span><text:span text:style-name="T3">o</text:span><text:span text:style-name="T3">m</text:span><text:span text:style-name="T3">m. </text:span><text:span text:style-name="T3">C</text:span><text:span text:style-name="T3">ar</text:span><text:span text:style-name="T3">d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8.021cm" svg:y1="14.335cm" svg:x2="18.008cm" svg:y2="16.621cm" draw:start-shape="id12" draw:start-glue-point="8" draw:end-shape="id13" svg:d="M18021 14335l-13 2286" svg:viewBox="0 0 14 2287">
          <text:p/>
        </draw:connector>
        <draw:connector draw:style-name="gr6" draw:text-style-name="P6" draw:layer="layout" draw:type="line" svg:x1="14.081cm" svg:y1="13.446cm" svg:x2="17.068cm" svg:y2="13.446cm" draw:start-shape="id1" draw:start-glue-point="10" draw:end-shape="id12" draw:end-glue-point="6" svg:d="M14081 13446h2987" svg:viewBox="0 0 2988 1">
          <text:p/>
        </draw:connector>
        <draw:frame draw:style-name="gr10" draw:text-style-name="P9" draw:layer="layout" svg:width="2.204cm" svg:height="0.564cm" svg:x="14.208cm" svg:y="12.992cm">
          <draw:text-box>
            <text:p><text:span text:style-name="T2">AOS </text:span><text:span text:style-name="T2">Frames</text:span></text:p>
          </draw:text-box>
        </draw:frame>
        <draw:custom-shape draw:style-name="gr1" draw:text-style-name="P1" xml:id="id14" draw:id="id14" draw:layer="layout" svg:width="0.254cm" svg:height="0.254cm" svg:x="14.274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type="line" svg:x1="14.401cm" svg:y1="10.652cm" svg:x2="13.802cm" svg:y2="12.817cm" draw:start-shape="id14" draw:start-glue-point="2" draw:end-shape="id1" draw:end-glue-point="11" svg:d="M14401 10652l-599 2165" svg:viewBox="0 0 600 2166">
          <text:p/>
        </draw:connector>
        <draw:frame draw:style-name="gr11" draw:text-style-name="P10" draw:layer="layout" svg:width="1.145cm" svg:height="0.564cm" svg:x="13.718cm" svg:y="11.133cm">
          <draw:text-box>
            <text:p><text:span text:style-name="T2">CMD</text:span></text:p>
          </draw:text-box>
        </draw:frame>
        <draw:connector draw:style-name="gr7" draw:text-style-name="P6" draw:layer="layout" draw:type="line" svg:x1="3.142cm" svg:y1="12.559cm" svg:x2="3.152cm" svg:y2="10.652cm" draw:start-shape="id15" draw:start-glue-point="4" draw:end-shape="id16" draw:end-glue-point="2" svg:d="M3142 12559l10-1907" svg:viewBox="0 0 11 1908">
          <text:p/>
        </draw:connector>
        <draw:custom-shape draw:style-name="gr1" draw:text-style-name="P1" xml:id="id16" draw:id="id16" draw:layer="layout" svg:width="0.254cm" svg:height="0.254cm" svg:x="3.025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1.776cm" svg:height="0.877cm" svg:x="2.313cm" svg:y="11.414cm">
          <draw:text-box>
            <text:p text:style-name="P1"><text:span text:style-name="T2">WAKEUP</text:span></text:p>
            <text:p text:style-name="P1"><text:span text:style-name="T2">CMD</text:span></text:p>
          </draw:text-box>
        </draw:frame>
        <draw:custom-shape draw:style-name="gr1" draw:text-style-name="P1" draw:layer="layout" svg:width="0.254cm" svg:height="0.254cm" svg:x="17.925cm" svg:y="10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7" draw:id="id17" draw:layer="layout" svg:width="0.254cm" svg:height="0.254cm" svg:x="11.874cm" svg:y="10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line" svg:x1="12.455cm" svg:y1="12.817cm" svg:x2="12.001cm" svg:y2="10.652cm" draw:start-shape="id1" draw:start-glue-point="5" draw:end-shape="id17" draw:end-glue-point="2" svg:d="M12455 12817l-454-2165" svg:viewBox="0 0 455 2166">
          <text:p/>
        </draw:connector>
        <draw:frame draw:style-name="gr13" draw:text-style-name="P10" draw:layer="layout" svg:width="1.086cm" svg:height="0.564cm" svg:x="11.618cm" svg:y="11.433cm">
          <draw:text-box>
            <text:p><text:span text:style-name="T2">TLM</text:span></text:p>
          </draw:text-box>
        </draw:frame>
        <draw:custom-shape draw:style-name="gr14" draw:text-style-name="P11" draw:layer="layout" svg:width="18.288cm" svg:height="0.508cm" svg:x="1.889cm" svg:y="10.144cm">
          <text:p text:style-name="P1"><text:span text:style-name="T4">cFS </text:span><text:span text:style-name="T4">Softwar</text:span><text:span text:style-name="T4">e Bus</text:span>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5.953cm" svg:y1="9.763cm" svg:x2="5.953cm" svg:y2="13.827cm">
          <text:p/>
        </draw:line>
        <draw:line draw:style-name="gr15" draw:text-style-name="P6" draw:layer="layout" svg:x1="5.953cm" svg:y1="13.827cm" svg:x2="6.842cm" svg:y2="17.002cm">
          <text:p/>
        </draw:line>
        <draw:frame draw:style-name="gr13" draw:text-style-name="P10" draw:layer="layout" svg:width="1.086cm" svg:height="0.564cm" svg:x="5.618cm" svg:y="11.133cm">
          <draw:text-box>
            <text:p><text:span text:style-name="T2">TLM</text:span></text:p>
          </draw:text-box>
        </draw:frame>
        <draw:line draw:style-name="gr15" draw:text-style-name="P6" draw:layer="layout" svg:x1="6.842cm" svg:y1="17.002cm" svg:x2="8.747cm" svg:y2="17.002cm">
          <text:p/>
        </draw:line>
        <draw:line draw:style-name="gr15" draw:text-style-name="P6" draw:layer="layout" svg:x1="9.509cm" svg:y1="13.192cm" svg:x2="8.747cm" svg:y2="17.002cm">
          <text:p/>
        </draw:line>
        <draw:line draw:style-name="gr15" draw:text-style-name="P6" draw:layer="layout" svg:x1="9.636cm" svg:y1="13.065cm" svg:x2="10.398cm" svg:y2="10.525cm">
          <text:p/>
        </draw:line>
        <draw:line draw:style-name="gr15" draw:text-style-name="P6" draw:layer="layout" svg:x1="13.065cm" svg:y1="10.525cm" svg:x2="10.498cm" svg:y2="10.525cm">
          <text:p/>
        </draw:line>
        <draw:line draw:style-name="gr15" draw:text-style-name="P6" draw:layer="layout" svg:x1="13.066cm" svg:y1="10.625cm" svg:x2="13.065cm" svg:y2="13.065cm">
          <text:p/>
        </draw:line>
        <draw:line draw:style-name="gr15" draw:text-style-name="P6" draw:layer="layout" svg:x1="12.203cm" svg:y1="16.875cm" svg:x2="13.065cm" svg:y2="13.192cm">
          <text:p/>
        </draw:line>
        <draw:line draw:style-name="gr15" draw:text-style-name="P6" draw:layer="layout" svg:x1="12.404cm" svg:y1="16.875cm" svg:x2="14.208cm" svg:y2="16.875cm">
          <text:p/>
        </draw:line>
        <draw:line draw:style-name="gr15" draw:text-style-name="P6" draw:layer="layout" svg:x1="13.446cm" svg:y1="13.573cm" svg:x2="14.208cm" svg:y2="16.875cm">
          <text:p/>
        </draw:line>
        <draw:line draw:style-name="gr15" draw:text-style-name="P6" draw:layer="layout" svg:x1="13.546cm" svg:y1="13.573cm" svg:x2="17.891cm" svg:y2="13.573cm">
          <text:p/>
        </draw:line>
        <draw:line draw:style-name="gr15" draw:text-style-name="P6" draw:layer="layout" svg:x1="18.018cm" svg:y1="16.748cm" svg:x2="17.992cm" svg:y2="13.673cm">
          <text:p/>
        </draw:line>
        <draw:frame draw:style-name="gr16" draw:text-style-name="P10" draw:layer="layout" svg:width="2.204cm" svg:height="0.564cm" svg:x="16.946cm" svg:y="15.014cm">
          <draw:text-box>
            <text:p><text:span text:style-name="T2">AOS </text:span><text:span text:style-name="T2">Frames</text:span></text:p>
          </draw:text-box>
        </draw:frame>
        <draw:frame draw:style-name="gr17" draw:text-style-name="P10" draw:layer="layout" svg:width="1.62cm" svg:height="0.564cm" svg:x="13.446cm" svg:y="15.214cm">
          <draw:text-box>
            <text:p><text:span text:style-name="T2">Bundles</text:span></text:p>
          </draw:text-box>
        </draw:frame>
        <draw:frame draw:style-name="gr17" draw:text-style-name="P10" draw:layer="layout" svg:width="1.62cm" svg:height="0.564cm" svg:x="11.572cm" svg:y="15.087cm">
          <draw:text-box>
            <text:p><text:span text:style-name="T2">Bundles</text:span></text:p>
          </draw:text-box>
        </draw:frame>
        <draw:frame draw:style-name="gr18" draw:text-style-name="P10" draw:layer="layout" svg:width="1.15cm" svg:height="0.564cm" svg:x="8.423cm" svg:y="15.197cm">
          <draw:text-box>
            <text:p><text:span text:style-name="T2">Files</text:span></text:p>
          </draw:text-box>
        </draw:frame>
        <draw:frame draw:style-name="gr18" draw:text-style-name="P10" draw:layer="layout" svg:width="1.15cm" svg:height="0.564cm" svg:x="5.923cm" svg:y="14.997cm">
          <draw:text-box>
            <text:p><text:span text:style-name="T2">Files</text:span></text:p>
          </draw:text-box>
        </draw:frame>
        <draw:frame draw:style-name="gr19" draw:text-style-name="P7" draw:layer="layout" svg:width="1.272cm" svg:height="0.877cm" svg:x="12.474cm" svg:y="10.999cm">
          <draw:text-box>
            <text:p text:style-name="P1"><text:span text:style-name="T2">CFDP</text:span></text:p>
            <text:p text:style-name="P1"><text:span text:style-name="T2">PDU</text:span></text:p>
          </draw:text-box>
        </draw:frame>
        <draw:frame draw:style-name="gr19" draw:text-style-name="P7" draw:layer="layout" svg:width="1.272cm" svg:height="0.877cm" svg:x="9.523cm" svg:y="11.398cm">
          <draw:text-box>
            <text:p text:style-name="P1"><text:span text:style-name="T2">CFDP</text:span></text:p>
            <text:p text:style-name="P1"><text:span text:style-name="T2">PDU</text:span></text:p>
          </draw:text-box>
        </draw:frame>
        <draw:frame draw:style-name="gr20" draw:text-style-name="P12" draw:layer="layout" svg:width="1.778cm" svg:height="0.877cm" svg:x="5.118cm" svg:y="9.039cm">
          <draw:text-box>
            <text:p text:style-name="P1"><text:span text:style-name="T5">Start of </text:span><text:span text:style-name="T5">Data Flow</text:span></text:p>
          </draw:text-box>
        </draw:frame>
        <draw:frame draw:style-name="gr20" draw:text-style-name="P12" draw:layer="layout" svg:width="1.778cm" svg:height="0.877cm" svg:x="17.129cm" svg:y="16.598cm">
          <draw:text-box>
            <text:p text:style-name="P1"><text:span text:style-name="T5">End of </text:span><text:span text:style-name="T5">Data Flow</text:span></text:p>
          </draw:text-box>
        </draw:frame>
        <draw:line draw:style-name="gr6" draw:text-style-name="P6" draw:layer="layout" svg:x1="12.049cm" svg:y1="13.446cm" svg:x2="10.144cm" svg:y2="13.446cm">
          <text:p/>
        </draw:line>
        <draw:frame draw:style-name="gr10" draw:text-style-name="P9" draw:layer="layout" svg:width="2.204cm" svg:height="0.564cm" svg:x="10.508cm" svg:y="12.992cm">
          <draw:text-box>
            <text:p><text:span text:style-name="T2">SemGive</text:span></text:p>
          </draw:text-box>
        </draw:frame>
      </draw:page>
      <draw:page draw:name="page2" draw:style-name="dp1" draw:master-page-name="Default">
        <draw:custom-shape draw:style-name="gr21" draw:text-style-name="P1" xml:id="id31" draw:id="id31" draw:layer="layout" svg:width="0.635cm" svg:height="0.127cm" svg:x="19.091cm" svg:y="9.2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32" draw:id="id32" draw:layer="layout" svg:width="0.635cm" svg:height="0.127cm" svg:x="19.091cm" svg:y="9.6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xml:id="id33" draw:id="id33" draw:layer="layout" svg:width="0.635cm" svg:height="0.127cm" svg:x="19.091cm" svg:y="12.425cm">
          <text:p/>
          <draw:enhanced-geometry svg:viewBox="0 0 21600 21600" draw:type="rectangle" draw:enhanced-path="M 0 0 L 21600 0 21600 21600 0 21600 0 0 Z N"/>
        </draw:custom-shape>
        <draw:line draw:style-name="gr22" draw:text-style-name="P6" draw:layer="layout" svg:x1="1.381cm" svg:y1="7.581cm" svg:x2="1.381cm" svg:y2="12.276cm">
          <text:p/>
        </draw:line>
        <draw:custom-shape draw:style-name="gr23" draw:text-style-name="P13" xml:id="id20" draw:id="id20" draw:layer="layout" svg:width="1.778cm" svg:height="1.778cm" svg:x="2.489cm" svg:y="10.445cm">
          <text:p text:style-name="P1"><text:span text:style-name="T6">Flow</text:span></text:p>
          <text:p text:style-name="P1"><text:span text:style-name="T6">R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1" draw:id="id21" draw:layer="layout" svg:width="2.921cm" svg:height="0.762cm" svg:x="5.083cm" svg:y="10.953cm">
          <text:p text:style-name="P1"><text:span text:style-name="T7">Payload </text:span><text:span text:style-name="T7">Buff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2.413cm" svg:height="8.382cm" svg:x="9.833cm" svg:y="4.683cm">
          <text:p text:style-name="P1"><text:span text:style-name="T4">BP</text:span></text:p>
          <text:p text:style-name="P1"><text:span text:style-name="T4">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6" xml:id="id18" draw:id="id18" draw:layer="layout" svg:width="2.362cm" svg:height="0.564cm" svg:x="9.833cm" svg:y="11.072cm">
          <draw:text-box>
            <text:p><text:span text:style-name="T8">bplib_store</text:span><text:span text:style-name="T8">()</text:span></text:p>
          </draw:text-box>
        </draw:frame>
        <draw:custom-shape draw:style-name="gr27" draw:text-style-name="P17" draw:layer="layout" svg:width="2.159cm" svg:height="9.652cm" svg:x="17.618cm" svg:y="4.399cm">
          <text:p/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2.667cm" svg:height="1.421cm" svg:x="17.317cm" svg:y="3.283cm">
          <draw:text-box>
            <text:p text:style-name="P1"><text:span text:style-name="T4">Flash Bundle Storage</text:span></text:p>
          </draw:text-box>
        </draw:frame>
        <draw:frame draw:style-name="gr29" draw:text-style-name="P19" draw:layer="layout" svg:width="1.905cm" svg:height="1.031cm" svg:x="0.431cm" svg:y="12.315cm">
          <draw:text-box>
            <text:p text:style-name="P1"><text:span text:style-name="T7">Software Bus</text:span></text:p>
          </draw:text-box>
        </draw:frame>
        <draw:connector draw:style-name="gr30" draw:text-style-name="P6" draw:layer="layout" svg:x1="12.195cm" svg:y1="11.354cm" svg:x2="14.054cm" svg:y2="12.666cm" draw:start-shape="id18" draw:start-glue-point="1" draw:end-shape="id19" draw:end-glue-point="3" svg:d="M12195 11354h929v1312h930" svg:viewBox="0 0 1860 1313">
          <text:p/>
        </draw:connector>
        <draw:line draw:style-name="gr30" draw:text-style-name="P6" draw:layer="layout" svg:x1="1.4cm" svg:y1="11.334cm" svg:x2="2.543cm" svg:y2="11.334cm">
          <text:p/>
        </draw:line>
        <draw:frame draw:style-name="gr26" draw:text-style-name="P20" draw:layer="layout" svg:width="1.397cm" svg:height="0.564cm" svg:x="1.327cm" svg:y="10.926cm">
          <draw:text-box>
            <text:p><text:span text:style-name="T9">TLM</text:span></text:p>
          </draw:text-box>
        </draw:frame>
        <draw:connector draw:style-name="gr30" draw:text-style-name="P6" draw:layer="layout" draw:type="line" svg:x1="4.267cm" svg:y1="11.334cm" svg:x2="5.083cm" svg:y2="11.334cm" draw:start-shape="id20" draw:start-glue-point="10" draw:end-shape="id21" draw:end-glue-point="3" svg:d="M4267 11334h816" svg:viewBox="0 0 817 1">
          <text:p/>
        </draw:connector>
        <draw:custom-shape draw:style-name="gr31" draw:text-style-name="P17" draw:layer="layout" svg:width="2.159cm" svg:height="1.651cm" svg:x="17.618cm" svg:y="12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159cm" svg:height="1.651cm" svg:x="17.618cm" svg:y="10.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159cm" svg:height="1.651cm" svg:x="17.618cm" svg:y="12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159cm" svg:height="1.651cm" svg:x="17.618cm" svg:y="7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159cm" svg:height="1.651cm" svg:x="17.618cm" svg:y="4.4cm">
          <text:p/>
          <draw:enhanced-geometry svg:viewBox="0 0 21600 21600" draw:type="rectangle" draw:enhanced-path="M 0 0 L 21600 0 21600 21600 0 21600 0 0 Z N"/>
        </draw:custom-shape>
        <draw:line draw:style-name="gr32" draw:text-style-name="P6" draw:layer="layout" svg:x1="18.634cm" svg:y1="7.955cm" svg:x2="18.634cm" svg:y2="9.098cm">
          <text:p/>
        </draw:line>
        <draw:custom-shape draw:style-name="gr33" draw:text-style-name="P21" xml:id="id29" draw:id="id29" draw:layer="layout" svg:width="2.159cm" svg:height="0.508cm" svg:x="17.618cm" svg:y="12.425cm">
          <text:p text:style-name="P1"><text:span text:style-name="T9">Block </text:span><text:span text:style-name="T9">Heade</text:span><text:span text:style-name="T9">r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2.159cm" svg:height="0.508cm" svg:x="17.618cm" svg:y="13.225cm">
          <text:p text:style-name="P1"><text:span text:style-name="T9">Bun</text:span><text:span text:style-name="T9">dle</text:span></text:p>
          <draw:enhanced-geometry svg:viewBox="0 0 21600 21600" draw:type="rectangle" draw:enhanced-path="M 0 0 L 21600 0 21600 21600 0 21600 0 0 Z N"/>
        </draw:custom-shape>
        <draw:custom-shape draw:style-name="gr34" draw:text-style-name="P22" xml:id="id19" draw:id="id19" draw:layer="layout" svg:width="1.778cm" svg:height="0.635cm" svg:x="14.054cm" svg:y="12.349cm">
          <text:p text:style-name="P1"><text:span text:style-name="T10">Flow</text:span><text:span text:style-name="T9"> </text:span><text:span text:style-name="T9">Hea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13" xml:id="id30" draw:id="id30" draw:layer="layout" svg:width="1.778cm" svg:height="1.778cm" svg:x="6.207cm" svg:y="5.648cm">
          <text:p text:style-name="P1"><text:span text:style-name="T6">Flow</text:span></text:p>
          <text:p text:style-name="P1"><text:span text:style-name="T6">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6" xml:id="id23" draw:id="id23" draw:layer="layout" svg:width="2.489cm" svg:height="0.584cm" svg:x="9.833cm" svg:y="6.254cm">
          <draw:text-box>
            <text:p><text:span text:style-name="T8">bplib_load()</text:span></text:p>
          </draw:text-box>
        </draw:frame>
        <draw:connector draw:style-name="gr36" draw:text-style-name="P6" draw:layer="layout" svg:x1="14.073cm" svg:y1="6.27cm" svg:x2="12.322cm" svg:y2="6.546cm" draw:start-shape="id22" draw:start-glue-point="3" draw:end-shape="id23" draw:end-glue-point="1" svg:d="M14073 6270h-876v276h-875" svg:viewBox="0 0 1752 277">
          <text:p/>
        </draw:connector>
        <draw:custom-shape draw:style-name="gr33" draw:text-style-name="P21" xml:id="id28" draw:id="id28" draw:layer="layout" svg:width="2.159cm" svg:height="0.508cm" svg:x="17.618cm" svg:y="6.025cm">
          <text:p text:style-name="P1"><text:span text:style-name="T9">Block </text:span><text:span text:style-name="T9">Header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2.159cm" svg:height="0.508cm" svg:x="17.618cm" svg:y="6.825cm">
          <text:p text:style-name="P1"><text:span text:style-name="T9">Bundle</text:span></text:p>
          <draw:enhanced-geometry svg:viewBox="0 0 21600 21600" draw:type="rectangle" draw:enhanced-path="M 0 0 L 21600 0 21600 21600 0 21600 0 0 Z N"/>
        </draw:custom-shape>
        <draw:frame draw:style-name="gr37" draw:text-style-name="P23" draw:layer="layout" svg:width="1.905cm" svg:height="0.641cm" svg:x="7.977cm" svg:y="10.817cm">
          <draw:text-box>
            <text:p><text:span text:style-name="T11">Pay</text:span><text:span text:style-name="T11">loa</text:span><text:span text:style-name="T11">d</text:span></text:p>
          </draw:text-box>
        </draw:frame>
        <draw:frame draw:style-name="gr37" draw:text-style-name="P23" draw:layer="layout" svg:width="1.905cm" svg:height="0.641cm" svg:x="12.278cm" svg:y="5.765cm">
          <draw:text-box>
            <text:p><text:span text:style-name="T11">Bu</text:span><text:span text:style-name="T11">ndl</text:span><text:span text:style-name="T11">e</text:span></text:p>
          </draw:text-box>
        </draw:frame>
        <draw:custom-shape draw:style-name="gr38" draw:text-style-name="P24" xml:id="id24" draw:id="id24" draw:layer="layout" svg:width="2.159cm" svg:height="0.762cm" svg:x="3.159cm" svg:y="6.156cm">
          <text:p text:style-name="P1"><text:span text:style-name="T12">AOS Frame</text:span></text:p>
          <text:p text:style-name="P1"><text:span text:style-name="T12">Buffer</text:span></text:p>
          <draw:enhanced-geometry svg:viewBox="0 0 21600 21600" draw:type="rectangle" draw:enhanced-path="M 0 0 L 21600 0 21600 21600 0 21600 0 0 Z N"/>
        </draw:custom-shape>
        <draw:custom-shape draw:style-name="gr39" draw:text-style-name="P25" xml:id="id25" draw:id="id25" draw:layer="layout" svg:width="1.778cm" svg:height="1.778cm" svg:x="0.492cm" svg:y="4.556cm">
          <text:p text:style-name="P1"><text:span text:style-name="T6">SpW</text:span></text:p>
          <text:p text:style-name="P1"><text:span text:style-name="T6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text-style-name="P6" draw:layer="layout" svg:x1="3.159cm" svg:y1="6.537cm" svg:x2="2.27cm" svg:y2="5.445cm" draw:start-shape="id24" draw:start-glue-point="3" draw:end-shape="id25" draw:end-glue-point="10" svg:d="M3159 6537h-444v-1092h-445" svg:viewBox="0 0 890 1093">
          <text:p/>
        </draw:connector>
        <draw:frame draw:style-name="gr37" draw:text-style-name="P23" draw:layer="layout" svg:width="1.905cm" svg:height="0.641cm" svg:x="8.178cm" svg:y="6.065cm">
          <draw:text-box>
            <text:p><text:span text:style-name="T11">Bu</text:span><text:span text:style-name="T11">ndl</text:span><text:span text:style-name="T11">e</text:span></text:p>
          </draw:text-box>
        </draw:frame>
        <draw:custom-shape draw:style-name="gr34" draw:text-style-name="P22" xml:id="id22" draw:id="id22" draw:layer="layout" svg:width="1.778cm" svg:height="0.635cm" svg:x="14.073cm" svg:y="5.953cm">
          <text:p text:style-name="P1"><text:span text:style-name="T10">Flow</text:span><text:span text:style-name="T9"> Tail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35" draw:text-style-name="P16" xml:id="id27" draw:id="id27" draw:layer="layout" svg:width="2.489cm" svg:height="0.584cm" svg:x="9.834cm" svg:y="8.454cm">
          <draw:text-box>
            <text:p><text:span text:style-name="T8">bplib</text:span><text:span text:style-name="T8">_pro</text:span><text:span text:style-name="T8">cess</text:span><text:span text:style-name="T8">()</text:span></text:p>
          </draw:text-box>
        </draw:frame>
        <draw:custom-shape draw:style-name="gr23" draw:text-style-name="P13" xml:id="id26" draw:id="id26" draw:layer="layout" svg:width="1.778cm" svg:height="1.778cm" svg:x="2.49cm" svg:y="7.849cm">
          <text:p text:style-name="P1"><text:span text:style-name="T6">Process</text:span></text:p>
          <text:p text:style-name="P1"><text:span text:style-name="T6">Comm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0" draw:layer="layout" svg:width="1.397cm" svg:height="0.564cm" svg:x="1.328cm" svg:y="8.33cm">
          <draw:text-box>
            <text:p><text:span text:style-name="T9">CMD</text:span></text:p>
          </draw:text-box>
        </draw:frame>
        <draw:line draw:style-name="gr30" draw:text-style-name="P6" draw:layer="layout" svg:x1="1.4cm" svg:y1="8.737cm" svg:x2="2.543cm" svg:y2="8.737cm">
          <text:p/>
        </draw:line>
        <draw:connector draw:style-name="gr40" draw:text-style-name="P6" draw:layer="layout" svg:x1="4.268cm" svg:y1="8.738cm" svg:x2="9.834cm" svg:y2="8.746cm" draw:start-shape="id26" draw:start-glue-point="10" draw:end-shape="id27" svg:d="M4268 8738h2784v8h2782" svg:viewBox="0 0 5567 9">
          <text:p/>
        </draw:connector>
        <draw:frame draw:style-name="gr37" draw:text-style-name="P23" draw:layer="layout" svg:width="1.905cm" svg:height="0.641cm" svg:x="8.079cm" svg:y="8.266cm">
          <draw:text-box>
            <text:p><text:span text:style-name="T11">Bund</text:span><text:span text:style-name="T11">le</text:span></text:p>
          </draw:text-box>
        </draw:frame>
        <draw:custom-shape draw:style-name="gr31" draw:text-style-name="P17" draw:layer="layout" svg:width="2.159cm" svg:height="1.651cm" svg:x="17.618cm" svg:y="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159cm" svg:height="1.651cm" svg:x="17.618cm" svg:y="15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159cm" svg:height="1.651cm" svg:x="17.618cm" svg:y="17.2cm">
          <text:p/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type="line" svg:x1="17.618cm" svg:y1="6.279cm" svg:x2="15.851cm" svg:y2="6.27cm" draw:start-shape="id28" draw:start-glue-point="3" draw:end-shape="id22" draw:end-glue-point="1" svg:d="M17618 6279l-1767-9" svg:viewBox="0 0 1768 10">
          <text:p/>
        </draw:connector>
        <draw:connector draw:style-name="gr30" draw:text-style-name="P6" draw:layer="layout" draw:type="line" svg:x1="15.832cm" svg:y1="12.666cm" svg:x2="17.618cm" svg:y2="12.679cm" draw:start-shape="id19" draw:end-shape="id29" svg:d="M15832 12666l1786 13" svg:viewBox="0 0 1787 14">
          <text:p/>
        </draw:connector>
        <draw:connector draw:style-name="gr30" draw:text-style-name="P6" draw:layer="layout" draw:type="line" svg:x1="9.833cm" svg:y1="6.546cm" svg:x2="7.985cm" svg:y2="6.537cm" draw:start-shape="id23" draw:start-glue-point="3" draw:end-shape="id30" draw:end-glue-point="10" svg:d="M9833 6546l-1848-9" svg:viewBox="0 0 1849 10">
          <text:p/>
        </draw:connector>
        <draw:connector draw:style-name="gr30" draw:text-style-name="P6" draw:layer="layout" draw:type="line" svg:x1="6.207cm" svg:y1="6.537cm" svg:x2="5.318cm" svg:y2="6.537cm" draw:start-shape="id30" draw:start-glue-point="6" draw:end-shape="id24" draw:end-glue-point="1" svg:d="M6207 6537h-889" svg:viewBox="0 0 890 1">
          <text:p/>
        </draw:connector>
        <draw:custom-shape draw:style-name="gr33" draw:text-style-name="P21" draw:layer="layout" svg:width="2.159cm" svg:height="0.508cm" svg:x="17.618cm" svg:y="9.225cm">
          <text:p text:style-name="P1"><text:span text:style-name="T9">B</text:span><text:span text:style-name="T9">l</text:span><text:span text:style-name="T9">o</text:span><text:span text:style-name="T9">c</text:span><text:span text:style-name="T9">k</text:span><text:span text:style-name="T9"> </text:span><text:span text:style-name="T9">H</text:span><text:span text:style-name="T9">e</text:span><text:span text:style-name="T9">a</text:span><text:span text:style-name="T9">d</text:span><text:span text:style-name="T9">e</text:span><text:span text:style-name="T9">r</text:span></text:p>
          <draw:enhanced-geometry svg:viewBox="0 0 21600 21600" draw:type="rectangle" draw:enhanced-path="M 0 0 L 21600 0 21600 21600 0 21600 0 0 Z N"/>
        </draw:custom-shape>
        <draw:connector draw:style-name="gr41" draw:text-style-name="P6" draw:layer="layout" draw:line-skew="0.3cm" svg:x1="19.777cm" svg:y1="6.279cm" svg:x2="19.726cm" svg:y2="9.288cm" draw:start-shape="id28" draw:end-shape="id31" draw:end-glue-point="1" svg:d="M19777 6279h800v3009h-851" svg:viewBox="0 0 852 3010">
          <text:p/>
        </draw:connector>
        <draw:connector draw:style-name="gr36" draw:text-style-name="P6" draw:layer="layout" draw:line-skew="0.351cm" svg:x1="19.726cm" svg:y1="9.688cm" svg:x2="19.726cm" svg:y2="12.488cm" draw:start-shape="id32" draw:start-glue-point="1" draw:end-shape="id33" draw:end-glue-point="1" svg:d="M19726 9688h851v2800h-851" svg:viewBox="0 0 852 2801">
          <text:p/>
        </draw:connector>
        <draw:connector draw:style-name="gr40" draw:text-style-name="P6" draw:layer="layout" svg:x1="12.323cm" svg:y1="8.746cm" svg:x2="14.119cm" svg:y2="9.682cm" draw:start-shape="id27" draw:start-glue-point="1" draw:end-shape="id34" svg:d="M12323 8746h898v936h898" svg:viewBox="0 0 1797 937">
          <text:p/>
        </draw:connector>
        <draw:custom-shape draw:style-name="gr21" draw:text-style-name="P1" draw:layer="layout" svg:width="0.635cm" svg:height="0.127cm" svg:x="19.091cm" svg:y="15.5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xml:id="id35" draw:id="id35" draw:layer="layout" svg:width="2.159cm" svg:height="0.508cm" svg:x="17.618cm" svg:y="15.525cm">
          <text:p text:style-name="P1"><text:span text:style-name="T9">B</text:span><text:span text:style-name="T9">l</text:span><text:span text:style-name="T9">o</text:span><text:span text:style-name="T9">c</text:span><text:span text:style-name="T9">k</text:span><text:span text:style-name="T9"> </text:span><text:span text:style-name="T9">H</text:span><text:span text:style-name="T9">e</text:span><text:span text:style-name="T9">a</text:span><text:span text:style-name="T9">d</text:span><text:span text:style-name="T9">e</text:span><text:span text:style-name="T9">r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2.159cm" svg:height="0.508cm" svg:x="17.618cm" svg:y="16.325cm">
          <text:p text:style-name="P1"><text:span text:style-name="T9">Bu</text:span><text:span text:style-name="T9">ndl</text:span><text:span text:style-name="T9">e</text:span></text:p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type="line" svg:x1="8.004cm" svg:y1="11.334cm" svg:x2="9.833cm" svg:y2="11.354cm" draw:start-shape="id21" draw:end-shape="id18" svg:d="M8004 11334l1829 20" svg:viewBox="0 0 1830 21">
          <text:p/>
        </draw:connector>
        <draw:frame draw:style-name="gr37" draw:text-style-name="P23" draw:layer="layout" svg:width="1.905cm" svg:height="0.641cm" svg:x="12.279cm" svg:y="10.766cm">
          <draw:text-box>
            <text:p><text:span text:style-name="T11">Bund</text:span><text:span text:style-name="T11">le</text:span></text:p>
          </draw:text-box>
        </draw:frame>
        <draw:frame draw:style-name="gr37" draw:text-style-name="P23" draw:layer="layout" svg:width="1.212cm" svg:height="0.641cm" svg:x="12.08cm" svg:y="8.267cm">
          <draw:text-box>
            <text:p><text:span text:style-name="T11">CID</text:span></text:p>
          </draw:text-box>
        </draw:frame>
        <draw:custom-shape draw:style-name="gr42" draw:text-style-name="P22" xml:id="id34" draw:id="id34" draw:layer="layout" svg:width="1.778cm" svg:height="1.323cm" svg:x="14.119cm" svg:y="9.021cm">
          <text:p text:style-name="P1"><text:span text:style-name="T9">Channel</text:span></text:p>
          <text:p text:style-name="P1"><text:span text:style-name="T9">Active</text:span></text:p>
          <text:p text:style-name="P1"><text:span text:style-name="T9">Tabl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6" draw:layer="layout" draw:line-skew="-0.325cm" svg:x1="11.077cm" svg:y1="6.838cm" svg:x2="15.008cm" svg:y2="9.021cm" draw:start-shape="id23" draw:start-glue-point="2" draw:end-shape="id34" svg:d="M11077 6838v766h3931v1417" svg:viewBox="0 0 3932 2184">
          <text:p/>
        </draw:connector>
        <draw:frame draw:style-name="gr43" draw:text-style-name="P23" draw:layer="layout" svg:width="1.639cm" svg:height="0.903cm" svg:x="12.08cm" svg:y="7.168cm">
          <draw:text-box>
            <text:p><text:span text:style-name="T11">CID</text:span></text:p>
          </draw:text-box>
        </draw:frame>
        <draw:connector draw:style-name="gr40" draw:text-style-name="P6" draw:layer="layout" svg:x1="15.897cm" svg:y1="9.682cm" svg:x2="17.618cm" svg:y2="15.779cm" draw:start-shape="id34" draw:start-glue-point="1" draw:end-shape="id35" svg:d="M15897 9682h861v6097h860" svg:viewBox="0 0 1722 6098">
          <text:p/>
        </draw:connector>
        <draw:frame draw:style-name="gr44" draw:text-style-name="P26" draw:layer="layout" svg:width="1.552cm" svg:height="1.503cm" svg:x="19.741cm" svg:y="7.112cm">
          <draw:text-box>
            <text:p text:style-name="P1"><text:span text:style-name="T13">Chann</text:span><text:span text:style-name="T13">el</text:span></text:p>
            <text:p text:style-name="P1"><text:span text:style-name="T13">Pendin</text:span><text:span text:style-name="T13">g</text:span></text:p>
            <text:p text:style-name="P1"><text:span text:style-name="T13">Chain</text:span></text:p>
            <text:p text:style-name="P1"><text:span text:style-name="T9"/></text:p>
          </draw:text-box>
        </draw:frame>
        <draw:custom-shape draw:style-name="gr45" draw:text-style-name="P27" xml:id="id36" draw:id="id36" draw:layer="layout" svg:width="1.778cm" svg:height="1.323cm" svg:x="14.081cm" svg:y="14.716cm">
          <text:p text:style-name="P1"><text:span text:style-name="T9">Free</text:span></text:p>
          <text:p text:style-name="P1"><text:span text:style-name="T9">Block</text:span></text:p>
          <text:p text:style-name="P1"><text:span text:style-name="T9">Queu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0" draw:text-style-name="P6" draw:layer="layout" draw:type="line" svg:x1="14.97cm" svg:y1="14.716cm" svg:x2="14.943cm" svg:y2="12.984cm" draw:start-shape="id36" draw:end-shape="id19" draw:end-glue-point="2" svg:d="M14970 14716l-27-1732" svg:viewBox="0 0 28 1733">
          <text:p/>
        </draw:connector>
        <draw:custom-shape draw:style-name="gr46" draw:text-style-name="P27" xml:id="id38" draw:id="id38" draw:layer="layout" svg:width="1.778cm" svg:height="1.04cm" svg:x="14.082cm" svg:y="16.597cm">
          <text:p text:style-name="P1"><text:span text:style-name="T9">Bad</text:span></text:p>
          <text:p text:style-name="P1"><text:span text:style-name="T9">Block</text:span></text:p>
          <text:p text:style-name="P1"><text:span text:style-name="T9">Map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3" draw:text-style-name="P13" xml:id="id37" draw:id="id37" draw:layer="layout" svg:width="1.778cm" svg:height="1.778cm" svg:x="10.144cm" svg:y="15.224cm">
          <text:p text:style-name="P1"><text:span text:style-name="T6">Flash</text:span></text:p>
          <text:p text:style-name="P1"><text:span text:style-name="T6">Block</text:span></text:p>
          <text:p text:style-name="P1"><text:span text:style-name="T6">Manag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7" draw:text-style-name="P6" draw:layer="layout" draw:type="line" svg:x1="11.922cm" svg:y1="16.113cm" svg:x2="14.081cm" svg:y2="15.377cm" draw:start-shape="id37" draw:start-glue-point="10" draw:end-shape="id36" draw:end-glue-point="3" svg:d="M11922 16113l2159-736" svg:viewBox="0 0 2160 737">
          <text:p/>
        </draw:connector>
        <draw:connector draw:style-name="gr47" draw:text-style-name="P6" draw:layer="layout" draw:type="line" svg:x1="11.922cm" svg:y1="16.113cm" svg:x2="14.082cm" svg:y2="17.117cm" draw:start-shape="id37" draw:start-glue-point="10" draw:end-shape="id38" svg:d="M11922 16113l2160 1004" svg:viewBox="0 0 2161 1005">
          <text:p/>
        </draw:connector>
      </draw:page>
      <draw:page draw:name="page3" draw:style-name="dp1" draw:master-page-name="Default">
        <draw:custom-shape draw:style-name="gr48" draw:text-style-name="P28" xml:id="id39" draw:id="id39" draw:layer="layout" svg:width="2.159cm" svg:height="1.651cm" svg:x="1.292cm" svg:y="1.946cm">
          <text:p text:style-name="P1"><text:span text:style-name="T9">Wake Up</text:span></text:p>
          <text:p text:style-name="P1"><text:span text:style-name="T9">Received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49" draw:text-style-name="P28" xml:id="id51" draw:id="id51" draw:layer="layout" svg:width="2.413cm" svg:height="2.286cm" svg:x="1.176cm" svg:y="13.332cm">
          <text:p text:style-name="P1"><text:span text:style-name="T9">Is PDU</text:span></text:p>
          <text:p text:style-name="P1"><text:span text:style-name="T9">Request</text:span></text:p>
          <text:p text:style-name="P1"><text:span text:style-name="T9">Enabl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29" xml:id="id52" draw:id="id52" draw:layer="layout" svg:width="2.032cm" svg:height="1.397cm" svg:x="5.371cm" svg:y="13.764cm">
          <text:p text:style-name="P1"><text:span text:style-name="T9">Give CF</text:span></text:p>
          <text:p text:style-name="P1"><text:span text:style-name="T9">Semaphor</text:span><text:span text:style-name="T9">e</text:span></text:p>
          <text:p text:style-name="P1"><text:span text:style-name="T9">x Cycle </text:span><text:span text:style-name="T9">Rate</text:span></text:p>
          <draw:enhanced-geometry svg:viewBox="0 0 21600 21600" draw:type="rectangle" draw:enhanced-path="M 0 0 L 21600 0 21600 21600 0 21600 0 0 Z N"/>
        </draw:custom-shape>
        <draw:custom-shape draw:style-name="gr51" draw:text-style-name="P28" xml:id="id41" draw:id="id41" draw:layer="layout" svg:width="2.032cm" svg:height="1.397cm" svg:x="5.356cm" svg:y="4.494cm">
          <text:p text:style-name="P1"><text:span text:style-name="T9">Re</text:span><text:span text:style-name="T9">ad </text:span><text:span text:style-name="T9">Fl</text:span><text:span text:style-name="T9">ow </text:span></text:p>
          <text:p text:style-name="P1"><text:span text:style-name="T9">Pi</text:span><text:span text:style-name="T9">pe</text:span></text:p>
          <draw:enhanced-geometry svg:viewBox="0 0 21600 21600" draw:type="rectangle" draw:enhanced-path="M 0 0 L 21600 0 21600 21600 0 21600 0 0 Z N"/>
        </draw:custom-shape>
        <draw:custom-shape draw:style-name="gr51" draw:text-style-name="P28" xml:id="id42" draw:id="id42" draw:layer="layout" svg:width="2.032cm" svg:height="1.397cm" svg:x="9.411cm" svg:y="4.494cm">
          <text:p text:style-name="P1"><text:span text:style-name="T9">Accu</text:span><text:span text:style-name="T9">mulate</text:span></text:p>
          <text:p text:style-name="P1"><text:span text:style-name="T9">Paylo</text:span><text:span text:style-name="T9">ad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xml:id="id43" draw:id="id43" draw:layer="layout" svg:width="2.032cm" svg:height="1.397cm" svg:x="13.505cm" svg:y="4.494cm">
          <text:p text:style-name="P1"><text:span text:style-name="T9">bplib_send</text:span></text:p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type="line" svg:x1="2.372cm" svg:y1="3.597cm" svg:x2="2.375cm" svg:y2="4.757cm" draw:start-shape="id39" draw:start-glue-point="6" draw:end-shape="id40" draw:end-glue-point="0" svg:d="M2372 3597l3 1160" svg:viewBox="0 0 4 1161">
          <text:p/>
        </draw:connector>
        <draw:connector draw:style-name="gr30" draw:text-style-name="P6" draw:layer="layout" draw:type="line" svg:x1="7.388cm" svg:y1="5.192cm" svg:x2="9.411cm" svg:y2="5.192cm" draw:start-shape="id41" draw:end-shape="id42" svg:d="M7388 5192h2023" svg:viewBox="0 0 2024 1">
          <text:p/>
        </draw:connector>
        <draw:connector draw:style-name="gr30" draw:text-style-name="P6" draw:layer="layout" draw:type="line" svg:x1="11.443cm" svg:y1="5.192cm" svg:x2="13.505cm" svg:y2="5.192cm" draw:start-shape="id42" draw:start-glue-point="1" draw:end-shape="id43" draw:end-glue-point="3" svg:d="M11443 5192h2062" svg:viewBox="0 0 2063 1">
          <text:p/>
        </draw:connector>
        <draw:frame draw:style-name="gr53" draw:text-style-name="P26" draw:layer="layout" svg:width="1.778cm" svg:height="1.052cm" svg:x="7.379cm" svg:y="4.838cm">
          <draw:text-box>
            <text:p text:style-name="P1"><text:span text:style-name="T9">Data </text:span><text:span text:style-name="T9">Return</text:span><text:span text:style-name="T9">ed</text:span></text:p>
          </draw:text-box>
        </draw:frame>
        <draw:frame draw:style-name="gr53" draw:text-style-name="P26" draw:layer="layout" svg:width="1.778cm" svg:height="1.052cm" svg:x="11.479cm" svg:y="4.838cm">
          <draw:text-box>
            <text:p text:style-name="P1"><text:span text:style-name="T9">Payloa</text:span><text:span text:style-name="T9">d Full</text:span></text:p>
          </draw:text-box>
        </draw:frame>
        <draw:connector draw:style-name="gr30" draw:text-style-name="P6" draw:layer="layout" draw:type="line" svg:x1="2.383cm" svg:y1="8.839cm" svg:x2="2.385cm" svg:y2="10.83cm" draw:start-shape="id44" draw:start-glue-point="2" draw:end-shape="id45" draw:end-glue-point="0" svg:d="M2383 8839l2 1991" svg:viewBox="0 0 3 1992">
          <text:p/>
        </draw:connector>
        <draw:connector draw:style-name="gr30" draw:text-style-name="P6" xml:id="id53" draw:id="id53" draw:layer="layout" draw:line-skew="-0.714cm" svg:x1="14.521cm" svg:y1="4.494cm" svg:x2="6.372cm" svg:y2="4.494cm" draw:start-shape="id43" draw:start-glue-point="0" draw:end-shape="id41" draw:end-glue-point="0" svg:d="M14521 4494v-1216h-8149v1216" svg:viewBox="0 0 8150 1217">
          <text:p/>
        </draw:connector>
        <draw:custom-shape draw:style-name="gr49" draw:text-style-name="P28" xml:id="id46" draw:id="id46" draw:layer="layout" svg:width="2.413cm" svg:height="2.286cm" svg:x="5.165cm" svg:y="7.25cm">
          <text:p text:style-name="P1"><text:span text:style-name="T9">Is Flow</text:span></text:p>
          <text:p text:style-name="P1"><text:span text:style-name="T9">Enabl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22" xml:id="id47" draw:id="id47" draw:layer="layout" svg:width="2.032cm" svg:height="1.397cm" svg:x="9.385cm" svg:y="7.693cm">
          <text:p text:style-name="P1"><text:span text:style-name="T9">bplib_retrieve</text:span></text:p>
          <draw:enhanced-geometry svg:viewBox="0 0 21600 21600" draw:type="rectangle" draw:enhanced-path="M 0 0 L 21600 0 21600 21600 0 21600 0 0 Z N"/>
        </draw:custom-shape>
        <draw:custom-shape draw:style-name="gr51" draw:text-style-name="P28" xml:id="id48" draw:id="id48" draw:layer="layout" svg:width="2.032cm" svg:height="1.397cm" svg:x="13.233cm" svg:y="7.71cm">
          <text:p text:style-name="P1"><text:span text:style-name="T9">Accumul</text:span><text:span text:style-name="T9">ate</text:span></text:p>
          <text:p text:style-name="P1"><text:span text:style-name="T9">AOS </text:span><text:span text:style-name="T9">Frame</text:span></text:p>
          <draw:enhanced-geometry svg:viewBox="0 0 21600 21600" draw:type="rectangle" draw:enhanced-path="M 0 0 L 21600 0 21600 21600 0 21600 0 0 Z N"/>
        </draw:custom-shape>
        <draw:custom-shape draw:style-name="gr50" draw:text-style-name="P29" xml:id="id49" draw:id="id49" draw:layer="layout" svg:width="2.032cm" svg:height="1.397cm" svg:x="17.133cm" svg:y="7.708cm">
          <text:p text:style-name="P1"><text:span text:style-name="T9">SpW Node</text:span></text:p>
          <text:p text:style-name="P1"><text:span text:style-name="T9">Send</text:span></text:p>
          <draw:enhanced-geometry svg:viewBox="0 0 21600 21600" draw:type="rectangle" draw:enhanced-path="M 0 0 L 21600 0 21600 21600 0 21600 0 0 Z N"/>
        </draw:custom-shape>
        <draw:custom-shape draw:style-name="gr51" draw:text-style-name="P28" xml:id="id45" draw:id="id45" draw:layer="layout" svg:width="2.032cm" svg:height="1.397cm" svg:x="1.369cm" svg:y="10.83cm">
          <text:p text:style-name="P1"><text:span text:style-name="T9">Read</text:span></text:p>
          <text:p text:style-name="P1"><text:span text:style-name="T9">Bundle </text:span></text:p>
          <text:p text:style-name="P1"><text:span text:style-name="T9">Pipe</text:span></text:p>
          <draw:enhanced-geometry svg:viewBox="0 0 21600 21600" draw:type="rectangle" draw:enhanced-path="M 0 0 L 21600 0 21600 21600 0 21600 0 0 Z N"/>
        </draw:custom-shape>
        <draw:custom-shape draw:style-name="gr52" draw:text-style-name="P22" xml:id="id50" draw:id="id50" draw:layer="layout" svg:width="2.032cm" svg:height="1.397cm" svg:x="5.364cm" svg:y="10.831cm">
          <text:p text:style-name="P1"><text:span text:style-name="T9">bplib_process</text:span></text:p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type="line" svg:x1="7.578cm" svg:y1="8.393cm" svg:x2="9.385cm" svg:y2="8.391cm" draw:start-shape="id46" draw:start-glue-point="7" draw:end-shape="id47" draw:end-glue-point="3" svg:d="M7578 8393l1807-2" svg:viewBox="0 0 1808 3">
          <text:p/>
        </draw:connector>
        <draw:connector draw:style-name="gr30" draw:text-style-name="P6" draw:layer="layout" draw:type="line" svg:x1="11.417cm" svg:y1="8.391cm" svg:x2="13.233cm" svg:y2="8.408cm" draw:start-shape="id47" draw:start-glue-point="1" draw:end-shape="id48" svg:d="M11417 8391l1816 17" svg:viewBox="0 0 1817 18">
          <text:p/>
        </draw:connector>
        <draw:connector draw:style-name="gr30" draw:text-style-name="P6" draw:layer="layout" draw:type="line" svg:x1="15.265cm" svg:y1="8.408cm" svg:x2="17.133cm" svg:y2="8.406cm" draw:start-shape="id48" draw:start-glue-point="1" draw:end-shape="id49" draw:end-glue-point="3" svg:d="M15265 8408l1868-2" svg:viewBox="0 0 1869 3">
          <text:p/>
        </draw:connector>
        <draw:frame draw:style-name="gr53" draw:text-style-name="P26" draw:layer="layout" svg:width="1.778cm" svg:height="1.052cm" svg:x="11.396cm" svg:y="8.004cm">
          <draw:text-box>
            <text:p text:style-name="P1"><text:span text:style-name="T9">Bundle </text:span><text:span text:style-name="T9">Returned</text:span></text:p>
          </draw:text-box>
        </draw:frame>
        <draw:frame draw:style-name="gr53" draw:text-style-name="P26" draw:layer="layout" svg:width="1.778cm" svg:height="1.052cm" svg:x="15.279cm" svg:y="8.038cm">
          <draw:text-box>
            <text:p text:style-name="P1"><text:span text:style-name="T9">Frame Full</text:span></text:p>
          </draw:text-box>
        </draw:frame>
        <draw:frame draw:style-name="gr53" draw:text-style-name="P26" draw:layer="layout" svg:width="1.778cm" svg:height="1.052cm" svg:x="3.277cm" svg:y="11.159cm">
          <draw:text-box>
            <text:p text:style-name="P1"><text:span text:style-name="T9">Bundle </text:span><text:span text:style-name="T9">Returned</text:span></text:p>
          </draw:text-box>
        </draw:frame>
        <draw:connector draw:style-name="gr30" draw:text-style-name="P6" draw:layer="layout" draw:type="line" svg:x1="3.401cm" svg:y1="11.528cm" svg:x2="5.364cm" svg:y2="11.529cm" draw:start-shape="id45" draw:end-shape="id50" svg:d="M3401 11528l1963 1" svg:viewBox="0 0 1964 2">
          <text:p/>
        </draw:connector>
        <draw:connector draw:style-name="gr30" draw:text-style-name="P6" draw:layer="layout" draw:type="line" svg:x1="2.385cm" svg:y1="12.227cm" svg:x2="2.382cm" svg:y2="13.332cm" draw:start-shape="id45" draw:start-glue-point="2" draw:end-shape="id51" svg:d="M2385 12227l-3 1105" svg:viewBox="0 0 4 1106">
          <text:p/>
        </draw:connector>
        <draw:connector draw:style-name="gr30" draw:text-style-name="P6" draw:layer="layout" draw:type="line" svg:x1="3.589cm" svg:y1="14.475cm" svg:x2="5.371cm" svg:y2="14.462cm" draw:start-shape="id51" draw:start-glue-point="7" draw:end-shape="id52" svg:d="M3589 14475l1782-13" svg:viewBox="0 0 1783 14">
          <text:p/>
        </draw:connector>
        <draw:frame draw:style-name="gr53" draw:text-style-name="P26" draw:layer="layout" svg:width="1.778cm" svg:height="1.052cm" svg:x="3.286cm" svg:y="14.094cm">
          <draw:text-box>
            <text:p text:style-name="P1"><text:span text:style-name="T9">Yes</text:span></text:p>
          </draw:text-box>
        </draw:frame>
        <draw:frame draw:style-name="gr53" draw:text-style-name="P26" draw:layer="layout" svg:width="1.778cm" svg:height="1.052cm" svg:x="7.279cm" svg:y="8cm">
          <draw:text-box>
            <text:p text:style-name="P1"><text:span text:style-name="T9">Yes</text:span></text:p>
          </draw:text-box>
        </draw:frame>
        <draw:custom-shape draw:style-name="gr54" draw:text-style-name="P30" draw:layer="layout" svg:width="5.334cm" svg:height="3.937cm" svg:x="9.617cm" svg:y="10.503cm">
          <text:p/>
          <draw:enhanced-geometry svg:viewBox="0 0 21600 21600" draw:path-stretchpoint-x="11000" draw:path-stretchpoint-y="10800" draw:text-areas="?f0 ?f0 ?f3 ?f12" draw:type="vertical-scroll" draw:modifiers="991.865652059827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55" draw:text-style-name="P28" draw:layer="layout" svg:width="0.769cm" svg:height="0.635cm" svg:x="10.199cm" svg:y="11.13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2" draw:layer="layout" svg:width="0.769cm" svg:height="0.635cm" svg:x="10.199cm" svg:y="12.15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0.769cm" svg:height="0.635cm" svg:x="10.199cm" svg:y="13.154cm">
          <text:p/>
          <draw:enhanced-geometry svg:viewBox="0 0 21600 21600" draw:type="rectangle" draw:enhanced-path="M 0 0 L 21600 0 21600 21600 0 21600 0 0 Z N"/>
        </draw:custom-shape>
        <draw:frame draw:style-name="gr37" draw:text-style-name="P32" draw:layer="layout" svg:width="2.794cm" svg:height="0.641cm" svg:x="11.603cm" svg:y="11.196cm">
          <draw:text-box>
            <text:p><text:span text:style-name="T7">BP </text:span><text:span text:style-name="T7">Application</text:span></text:p>
          </draw:text-box>
        </draw:frame>
        <draw:frame draw:style-name="gr37" draw:text-style-name="P32" draw:layer="layout" svg:width="2.794cm" svg:height="0.641cm" svg:x="11.603cm" svg:y="12.197cm">
          <draw:text-box>
            <text:p><text:span text:style-name="T7">BP Library</text:span></text:p>
          </draw:text-box>
        </draw:frame>
        <draw:frame draw:style-name="gr37" draw:text-style-name="P32" draw:layer="layout" svg:width="2.794cm" svg:height="0.641cm" svg:x="11.603cm" svg:y="13.198cm">
          <draw:text-box>
            <text:p><text:span text:style-name="T7">External </text:span><text:span text:style-name="T7">API</text:span></text:p>
          </draw:text-box>
        </draw:frame>
        <draw:line draw:style-name="gr47" draw:text-style-name="P6" draw:layer="layout" svg:x1="11.141cm" svg:y1="11.392cm" svg:x2="11.649cm" svg:y2="11.392cm">
          <text:p/>
        </draw:line>
        <draw:line draw:style-name="gr47" draw:text-style-name="P6" draw:layer="layout" svg:x1="11.141cm" svg:y1="12.492cm" svg:x2="11.649cm" svg:y2="12.492cm">
          <text:p/>
        </draw:line>
        <draw:line draw:style-name="gr47" draw:text-style-name="P6" draw:layer="layout" svg:x1="11.141cm" svg:y1="13.492cm" svg:x2="11.649cm" svg:y2="13.492cm">
          <text:p/>
        </draw:line>
        <draw:custom-shape draw:style-name="gr58" draw:text-style-name="P28" xml:id="id40" draw:id="id40" draw:layer="layout" svg:width="2.713cm" svg:height="0.889cm" svg:x="1.019cm" svg:y="4.757cm">
          <text:p text:style-name="P1"><text:span text:style-name="T9">For Each Flow</text:span></text:p>
          <text:p text:style-name="P1"><text:span text:style-name="T9">In Table Ord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8" xml:id="id44" draw:id="id44" draw:layer="layout" svg:width="2.713cm" svg:height="0.889cm" svg:x="1.027cm" svg:y="7.95cm">
          <text:p text:style-name="P1"><text:span text:style-name="T9">For Each Flow</text:span></text:p>
          <text:p text:style-name="P1"><text:span text:style-name="T9">In Priority Order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6" draw:layer="layout" draw:type="line" svg:x1="3.74cm" svg:y1="8.394cm" svg:x2="5.165cm" svg:y2="8.393cm" draw:start-shape="id44" draw:end-shape="id46" draw:end-glue-point="5" svg:d="M3740 8394l1425-1" svg:viewBox="0 0 1426 2">
          <text:p/>
        </draw:connector>
        <draw:connector draw:style-name="gr30" draw:text-style-name="P6" draw:layer="layout" draw:type="line" svg:x1="3.732cm" svg:y1="5.201cm" svg:x2="5.356cm" svg:y2="5.192cm" draw:start-shape="id40" draw:end-shape="id41" svg:d="M3732 5201l1624-9" svg:viewBox="0 0 1625 10">
          <text:p/>
        </draw:connector>
        <draw:connector draw:style-name="gr30" draw:text-style-name="P6" draw:layer="layout" draw:type="line" svg:x1="2.375cm" svg:y1="5.646cm" svg:x2="2.383cm" svg:y2="7.95cm" draw:start-shape="id40" draw:start-glue-point="2" draw:end-shape="id44" svg:d="M2375 5646l8 2304" svg:viewBox="0 0 9 2305">
          <text:p/>
        </draw:connector>
        <draw:connector draw:style-name="gr30" draw:text-style-name="P6" draw:layer="layout" draw:type="line" svg:x1="10.427cm" svg:y1="4.494cm" svg:x2="10.446cm" svg:y2="3.278cm" draw:start-shape="id42" draw:start-glue-point="0" draw:end-shape="id53" draw:end-glue-point="0" svg:d="M10427 4494l19-1216" svg:viewBox="0 0 20 1217">
          <text:p/>
        </draw:connector>
        <draw:frame draw:style-name="gr53" draw:text-style-name="P33" draw:layer="layout" svg:width="1.935cm" svg:height="1.052cm" svg:x="9.479cm" svg:y="3.638cm">
          <draw:text-box>
            <text:p text:style-name="P1"><text:span text:style-name="T13">Space </text:span><text:span text:style-name="T13">Remaining</text:span></text:p>
          </draw:text-box>
        </draw:frame>
        <draw:connector draw:style-name="gr30" draw:text-style-name="P6" xml:id="id54" draw:id="id54" draw:layer="layout" draw:line-skew="-0.603cm" svg:x1="18.149cm" svg:y1="7.708cm" svg:x2="10.401cm" svg:y2="7.693cm" draw:start-shape="id49" draw:start-glue-point="0" draw:end-shape="id47" draw:end-glue-point="0" svg:d="M18149 7708v-1120h-7748v1105" svg:viewBox="0 0 7749 1121">
          <text:p/>
        </draw:connector>
        <draw:frame draw:style-name="gr53" draw:text-style-name="P33" draw:layer="layout" svg:width="2.462cm" svg:height="1.052cm" svg:x="16.88cm" svg:y="6.838cm">
          <draw:text-box>
            <text:p text:style-name="P1"><text:span text:style-name="T13">More Frames </text:span><text:span text:style-name="T13">Needed</text:span></text:p>
          </draw:text-box>
        </draw:frame>
        <draw:connector draw:style-name="gr30" draw:text-style-name="P6" draw:layer="layout" draw:type="line" svg:x1="14.249cm" svg:y1="7.71cm" svg:x2="14.275cm" svg:y2="6.588cm" draw:start-shape="id48" draw:start-glue-point="0" draw:end-shape="id54" draw:end-glue-point="0" svg:d="M14249 7710l26-1122" svg:viewBox="0 0 27 1123">
          <text:p/>
        </draw:connector>
        <draw:frame draw:style-name="gr53" draw:text-style-name="P33" draw:layer="layout" svg:width="2.462cm" svg:height="1.052cm" svg:x="13.08cm" svg:y="6.938cm">
          <draw:text-box>
            <text:p text:style-name="P1"><text:span text:style-name="T13">Space </text:span><text:span text:style-name="T13">Remaining</text:span></text:p>
          </draw:text-box>
        </draw:frame>
      </draw:page>
      <draw:page draw:name="page4" draw:style-name="dp1" draw:master-page-name="Default">
        <draw:custom-shape draw:style-name="gr59" draw:text-style-name="P34" draw:layer="layout" svg:width="3.302cm" svg:height="1.143cm" svg:x="0.946cm" svg:y="26.214cm">
          <text:p text:style-name="P1"><text:span text:style-name="T1">CADU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3.302cm" svg:height="1.143cm" svg:x="4.246cm" svg:y="26.214cm">
          <text:p text:style-name="P1"><text:span text:style-name="T1">CADU</text:span></text:p>
          <text:p text:style-name="P1"><text:span text:style-name="T1">(2044 bytes)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3.302cm" svg:height="1.143cm" svg:x="7.546cm" svg:y="26.214cm">
          <text:p text:style-name="P1"><text:span text:style-name="T1">CADU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3.302cm" svg:height="1.143cm" svg:x="10.846cm" svg:y="26.214cm">
          <text:p text:style-name="P1"><text:span text:style-name="T1">CADU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3.302cm" svg:height="1.143cm" svg:x="14.146cm" svg:y="26.214cm">
          <text:p text:style-name="P1"><text:span text:style-name="T1">CADU</text:span></text:p>
          <draw:enhanced-geometry svg:viewBox="0 0 21600 21600" draw:type="rectangle" draw:enhanced-path="M 0 0 L 21600 0 21600 21600 0 21600 0 0 Z N"/>
        </draw:custom-shape>
        <draw:custom-shape draw:style-name="gr59" draw:text-style-name="P34" draw:layer="layout" svg:width="3.302cm" svg:height="1.143cm" svg:x="17.446cm" svg:y="26.214cm">
          <text:p text:style-name="P1"><text:span text:style-name="T1">CADU</text:span></text:p>
          <draw:enhanced-geometry svg:viewBox="0 0 21600 21600" draw:type="rectangle" draw:enhanced-path="M 0 0 L 21600 0 21600 21600 0 21600 0 0 Z N"/>
        </draw:custom-shape>
        <draw:custom-shape draw:style-name="gr60" draw:text-style-name="P35" draw:layer="layout" svg:width="3.683cm" svg:height="1.397cm" svg:x="0.967cm" svg:y="23.047cm">
          <text:p text:style-name="P1"><text:span text:style-name="T7">[0x1ACFFC1D]</text:span></text:p>
          <text:p text:style-name="P1"><text:span text:style-name="T7">(4 bytes)</text:span></text:p>
          <draw:enhanced-geometry svg:viewBox="0 0 21600 21600" draw:type="rectangle" draw:enhanced-path="M 0 0 L 21600 0 21600 21600 0 21600 0 0 Z N"/>
        </draw:custom-shape>
        <draw:custom-shape draw:style-name="gr61" draw:text-style-name="P35" draw:layer="layout" svg:width="10.414cm" svg:height="1.397cm" svg:x="4.645cm" svg:y="23.047cm">
          <text:p text:style-name="P1"><text:span text:style-name="T7">(1784 bytes)</text:span></text:p>
          <draw:enhanced-geometry svg:viewBox="0 0 21600 21600" draw:type="rectangle" draw:enhanced-path="M 0 0 L 21600 0 21600 21600 0 21600 0 0 Z N"/>
        </draw:custom-shape>
        <draw:custom-shape draw:style-name="gr60" draw:text-style-name="P35" draw:layer="layout" svg:width="3.683cm" svg:height="1.397cm" svg:x="15.059cm" svg:y="23.047cm">
          <text:p text:style-name="P1"><text:span text:style-name="T7">(256 bytes)</text:span></text:p>
          <draw:enhanced-geometry svg:viewBox="0 0 21600 21600" draw:type="rectangle" draw:enhanced-path="M 0 0 L 21600 0 21600 21600 0 21600 0 0 Z N"/>
        </draw:custom-shape>
        <draw:custom-shape draw:style-name="gr62" draw:text-style-name="P35" draw:layer="layout" svg:width="3.683cm" svg:height="0.786cm" svg:x="15.059cm" svg:y="22.258cm">
          <text:p text:style-name="P1"><text:span text:style-name="T7">Reed Solomon Check</text:span></text:p>
          <draw:enhanced-geometry svg:viewBox="0 0 21600 21600" draw:type="rectangle" draw:enhanced-path="M 0 0 L 21600 0 21600 21600 0 21600 0 0 Z N"/>
        </draw:custom-shape>
        <draw:custom-shape draw:style-name="gr62" draw:text-style-name="P35" draw:layer="layout" svg:width="3.683cm" svg:height="0.786cm" svg:x="0.962cm" svg:y="22.261cm">
          <text:p text:style-name="P1"><text:span text:style-name="T7">Sync Mar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5" draw:layer="layout" svg:width="10.419cm" svg:height="0.786cm" svg:x="4.64cm" svg:y="22.261cm">
          <text:p text:style-name="P1"><text:span text:style-name="T7">VCD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5" draw:layer="layout" svg:width="7.617cm" svg:height="1.397cm" svg:x="9.985cm" svg:y="19.134cm">
          <text:p text:style-name="P1"><text:span text:style-name="T7">(1778 bytes)</text:span></text:p>
          <draw:enhanced-geometry svg:viewBox="0 0 21600 21600" draw:type="rectangle" draw:enhanced-path="M 0 0 L 21600 0 21600 21600 0 21600 0 0 Z N"/>
        </draw:custom-shape>
        <draw:custom-shape draw:style-name="gr65" draw:text-style-name="P35" draw:layer="layout" svg:width="7.62cm" svg:height="0.786cm" svg:x="9.982cm" svg:y="18.348cm">
          <text:p text:style-name="P1"><text:span text:style-name="T7">Frame Data 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5" draw:layer="layout" svg:width="1.518cm" svg:height="1.397cm" svg:x="0.971cm" svg:y="19.134cm">
          <text:p text:style-name="P1"><text:span text:style-name="T7">Version</text:span></text:p>
          <text:p text:style-name="P1"><text:span text:style-name="T7">AOS [1]</text:span></text:p>
          <text:p text:style-name="P1"><text:span text:style-name="T7">(2 bits)</text:span></text:p>
          <draw:enhanced-geometry svg:viewBox="0 0 21600 21600" draw:type="rectangle" draw:enhanced-path="M 0 0 L 21600 0 21600 21600 0 21600 0 0 Z N"/>
        </draw:custom-shape>
        <draw:custom-shape draw:style-name="gr67" draw:text-style-name="P35" draw:layer="layout" svg:width="9.022cm" svg:height="0.786cm" svg:x="0.977cm" svg:y="18.348cm">
          <text:p text:style-name="P1"><text:span text:style-name="T7">Frame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5" draw:layer="layout" svg:width="1.518cm" svg:height="1.397cm" svg:x="2.471cm" svg:y="19.134cm">
          <text:p text:style-name="P1"><text:span text:style-name="T7">SCID</text:span></text:p>
          <text:p text:style-name="P1"><text:span text:style-name="T7">(8 bits)</text:span></text:p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.518cm" svg:height="1.397cm" svg:x="3.971cm" svg:y="19.134cm">
          <text:p text:style-name="P1"><text:span text:style-name="T7">VCID</text:span></text:p>
          <text:p text:style-name="P1"><text:span text:style-name="T7">[3]</text:span></text:p>
          <text:p text:style-name="P1"><text:span text:style-name="T7">(6 bits)</text:span></text:p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.518cm" svg:height="1.397cm" svg:x="5.471cm" svg:y="19.134cm">
          <text:p text:style-name="P1"><text:span text:style-name="T7">Frame</text:span></text:p>
          <text:p text:style-name="P1"><text:span text:style-name="T7">Counter</text:span></text:p>
          <text:p text:style-name="P1"><text:span text:style-name="T7">(24 bits)</text:span></text:p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.518cm" svg:height="1.397cm" svg:x="6.971cm" svg:y="19.134cm">
          <text:p text:style-name="P1"><text:span text:style-name="T7">Replay</text:span></text:p>
          <text:p text:style-name="P1"><text:span text:style-name="T7">True [1]</text:span></text:p>
          <text:p text:style-name="P1"><text:span text:style-name="T7">(1 bit)</text:span></text:p>
          <draw:enhanced-geometry svg:viewBox="0 0 21600 21600" draw:type="rectangle" draw:enhanced-path="M 0 0 L 21600 0 21600 21600 0 21600 0 0 Z N"/>
        </draw:custom-shape>
        <draw:custom-shape draw:style-name="gr66" draw:text-style-name="P35" draw:layer="layout" svg:width="1.518cm" svg:height="1.397cm" svg:x="8.471cm" svg:y="19.134cm">
          <text:p text:style-name="P1"><text:span text:style-name="T7">Spare</text:span></text:p>
          <text:p text:style-name="P1"><text:span text:style-name="T7">(7 bits)</text:span></text:p>
          <draw:enhanced-geometry svg:viewBox="0 0 21600 21600" draw:type="rectangle" draw:enhanced-path="M 0 0 L 21600 0 21600 21600 0 21600 0 0 Z N"/>
        </draw:custom-shape>
        <draw:line draw:style-name="gr68" draw:text-style-name="P36" draw:layer="layout" svg:x1="0.962cm" svg:y1="24.825cm" svg:x2="18.742cm" svg:y2="24.825cm">
          <text:p text:style-name="P1"><text:span text:style-name="T14">Channel </text:span><text:span text:style-name="T14">Access </text:span><text:span text:style-name="T14">Data Unit</text:span></text:p>
        </draw:line>
        <draw:line draw:style-name="gr68" draw:text-style-name="P36" draw:layer="layout" svg:x1="0.965cm" svg:y1="20.888cm" svg:x2="17.602cm" svg:y2="20.888cm">
          <text:p text:style-name="P1"><text:span text:style-name="T14">Virtual </text:span><text:span text:style-name="T14">Channel </text:span><text:span text:style-name="T14">Data Unit</text:span></text:p>
        </draw:line>
        <draw:custom-shape draw:style-name="gr69" draw:text-style-name="P35" draw:layer="layout" svg:width="8.788cm" svg:height="1.397cm" svg:x="4.75cm" svg:y="15.234cm">
          <text:p text:style-name="P1"><text:span text:style-name="T7">(1772 bytes)</text:span></text:p>
          <draw:enhanced-geometry svg:viewBox="0 0 21600 21600" draw:type="rectangle" draw:enhanced-path="M 0 0 L 21600 0 21600 21600 0 21600 0 0 Z N"/>
        </draw:custom-shape>
        <draw:custom-shape draw:style-name="gr70" draw:text-style-name="P35" draw:layer="layout" svg:width="8.791cm" svg:height="0.786cm" svg:x="4.747cm" svg:y="14.448cm">
          <text:p text:style-name="P1"><text:span text:style-name="T7">M_PDU Packet Z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35" draw:layer="layout" svg:width="3.834cm" svg:height="0.786cm" svg:x="0.966cm" svg:y="14.448cm">
          <text:p text:style-name="P1"><text:span text:style-name="T7">M_PDU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5" draw:layer="layout" svg:width="1.518cm" svg:height="1.397cm" svg:x="0.972cm" svg:y="15.234cm">
          <text:p text:style-name="P1"><text:span text:style-name="T7">Spare</text:span></text:p>
          <text:p text:style-name="P1"><text:span text:style-name="T7">(5 bits)</text:span></text:p>
          <draw:enhanced-geometry svg:viewBox="0 0 21600 21600" draw:type="rectangle" draw:enhanced-path="M 0 0 L 21600 0 21600 21600 0 21600 0 0 Z N"/>
        </draw:custom-shape>
        <draw:custom-shape draw:style-name="gr72" draw:text-style-name="P35" draw:layer="layout" svg:width="2.3cm" svg:height="1.397cm" svg:x="2.49cm" svg:y="15.234cm">
          <text:p text:style-name="P1"><text:span text:style-name="T7">First Header</text:span></text:p>
          <text:p text:style-name="P1"><text:span text:style-name="T7">Pointer</text:span></text:p>
          <text:p text:style-name="P1"><text:span text:style-name="T7">(11 bits)</text:span></text:p>
          <draw:enhanced-geometry svg:viewBox="0 0 21600 21600" draw:type="rectangle" draw:enhanced-path="M 0 0 L 21600 0 21600 21600 0 21600 0 0 Z N"/>
        </draw:custom-shape>
        <draw:line draw:style-name="gr68" draw:text-style-name="P36" draw:layer="layout" svg:x1="0.937cm" svg:y1="17.024cm" svg:x2="13.665cm" svg:y2="17.024cm">
          <text:p text:style-name="P1"><text:span text:style-name="T14">Multiplex</text:span><text:span text:style-name="T14">ing </text:span><text:span text:style-name="T14">Protocol </text:span><text:span text:style-name="T14">Data Unit</text:span></text:p>
        </draw:line>
        <draw:custom-shape draw:style-name="gr73" draw:text-style-name="P37" draw:layer="layout" svg:width="5.713cm" svg:height="1.397cm" svg:x="15.253cm" svg:y="10.579cm">
          <text:p text:style-name="P1"><text:span text:style-name="T7">(&lt;= 4K bytes)</text:span></text:p>
          <draw:enhanced-geometry svg:viewBox="0 0 21600 21600" draw:type="rectangle" draw:enhanced-path="M 0 0 L 21600 0 21600 21600 0 21600 0 0 Z N"/>
        </draw:custom-shape>
        <draw:custom-shape draw:style-name="gr74" draw:text-style-name="P37" draw:layer="layout" svg:width="5.715cm" svg:height="0.786cm" svg:x="15.251cm" svg:y="9.793cm">
          <text:p text:style-name="P1"><text:span text:style-name="T7">Fragmented Payload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36" draw:layer="layout" svg:x1="10.138cm" svg:y1="12.333cm" svg:x2="20.966cm" svg:y2="12.333cm">
          <text:p text:style-name="P1"><text:span text:style-name="T14">Fragment</text:span><text:span text:style-name="T14">ed Bundle</text:span></text:p>
        </draw:line>
        <draw:custom-shape draw:style-name="gr75" draw:text-style-name="P37" draw:layer="layout" svg:width="1.672cm" svg:height="1.397cm" svg:x="11.801cm" svg:y="10.589cm">
          <text:p text:style-name="P1"><text:span text:style-name="T7">(12 bytes)</text:span></text:p>
          <draw:enhanced-geometry svg:viewBox="0 0 21600 21600" draw:type="rectangle" draw:enhanced-path="M 0 0 L 21600 0 21600 21600 0 21600 0 0 Z N"/>
        </draw:custom-shape>
        <draw:custom-shape draw:style-name="gr76" draw:text-style-name="P37" draw:layer="layout" svg:width="1.673cm" svg:height="0.786cm" svg:x="11.8cm" svg:y="9.803cm">
          <text:p text:style-name="P1"><text:span text:style-name="T7">CTE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7" draw:layer="layout" svg:width="1.778cm" svg:height="1.397cm" svg:x="10.044cm" svg:y="10.587cm">
          <text:p text:style-name="P1"><text:span text:style-name="T7">(36 bytes)</text:span></text:p>
          <draw:enhanced-geometry svg:viewBox="0 0 21600 21600" draw:type="rectangle" draw:enhanced-path="M 0 0 L 21600 0 21600 21600 0 21600 0 0 Z N"/>
        </draw:custom-shape>
        <draw:custom-shape draw:style-name="gr78" draw:text-style-name="P37" draw:layer="layout" svg:width="1.762cm" svg:height="0.786cm" svg:x="10.051cm" svg:y="9.801cm">
          <text:p text:style-name="P1"><text:span text:style-name="T7">CB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6" draw:layer="layout" svg:x1="4.267cm" svg:y1="26.222cm" svg:x2="0.965cm" svg:y2="24.952cm">
          <text:p/>
        </draw:line>
        <draw:line draw:style-name="gr79" draw:text-style-name="P6" draw:layer="layout" svg:x1="7.569cm" svg:y1="26.222cm" svg:x2="18.745cm" svg:y2="24.952cm">
          <text:p/>
        </draw:line>
        <draw:line draw:style-name="gr79" draw:text-style-name="P6" draw:layer="layout" svg:x1="4.648cm" svg:y1="22.285cm" svg:x2="0.965cm" svg:y2="21.015cm">
          <text:p/>
        </draw:line>
        <draw:line draw:style-name="gr79" draw:text-style-name="P6" draw:layer="layout" svg:x1="15.062cm" svg:y1="22.285cm" svg:x2="17.602cm" svg:y2="21.142cm">
          <text:p/>
        </draw:line>
        <draw:line draw:style-name="gr79" draw:text-style-name="P6" draw:layer="layout" svg:x1="9.982cm" svg:y1="18.348cm" svg:x2="0.965cm" svg:y2="17.205cm">
          <text:p/>
        </draw:line>
        <draw:line draw:style-name="gr79" draw:text-style-name="P6" draw:layer="layout" svg:x1="17.602cm" svg:y1="18.348cm" svg:x2="13.665cm" svg:y2="17.205cm">
          <text:p/>
        </draw:line>
        <draw:line draw:style-name="gr79" draw:text-style-name="P6" draw:layer="layout" svg:x1="6.334cm" svg:y1="14.411cm" svg:x2="0.365cm" svg:y2="12.557cm">
          <text:p/>
        </draw:line>
        <draw:line draw:style-name="gr79" draw:text-style-name="P6" draw:layer="layout" svg:x1="10.906cm" svg:y1="14.411cm" svg:x2="20.939cm" svg:y2="12.557cm">
          <text:p/>
        </draw:line>
        <draw:line draw:style-name="gr79" draw:text-style-name="P6" draw:layer="layout" svg:x1="20.939cm" svg:y1="9.636cm" svg:x2="18.526cm" svg:y2="8.112cm">
          <text:p/>
        </draw:line>
        <draw:line draw:style-name="gr79" draw:text-style-name="P6" draw:layer="layout" svg:x1="6.969cm" svg:y1="5.318cm" svg:x2="0.792cm" svg:y2="3.202cm">
          <text:p/>
        </draw:line>
        <draw:custom-shape draw:style-name="gr80" draw:text-style-name="P38" draw:layer="layout" svg:width="4.739cm" svg:height="1.397cm" svg:x="5.741cm" svg:y="1.597cm">
          <text:p text:style-name="P1"><text:span text:style-name="T7">(&lt;= 1760 bytes)</text:span></text:p>
          <draw:enhanced-geometry svg:viewBox="0 0 21600 21600" draw:type="rectangle" draw:enhanced-path="M 0 0 L 21600 0 21600 21600 0 21600 0 0 Z N"/>
        </draw:custom-shape>
        <draw:custom-shape draw:style-name="gr81" draw:text-style-name="P38" draw:layer="layout" svg:width="4.741cm" svg:height="0.786cm" svg:x="5.739cm" svg:y="0.811cm">
          <text:p text:style-name="P1"><text:span text:style-name="T7">Data PDU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36" draw:layer="layout" svg:x1="5.726cm" svg:y1="3.361cm" svg:x2="10.463cm" svg:y2="3.329cm">
          <text:p text:style-name="P1"><text:span text:style-name="T15">CFDP </text:span><text:span text:style-name="T15">Protocol </text:span><text:span text:style-name="T15">Data Unit</text:span></text:p>
        </draw:line>
        <draw:custom-shape draw:style-name="gr82" draw:text-style-name="P38" draw:layer="layout" svg:width="4.738cm" svg:height="1.397cm" svg:x="0.764cm" svg:y="1.597cm">
          <text:p text:style-name="P1"><text:span text:style-name="T7">(&lt;= 1760 bytes)</text:span></text:p>
          <draw:enhanced-geometry svg:viewBox="0 0 21600 21600" draw:type="rectangle" draw:enhanced-path="M 0 0 L 21600 0 21600 21600 0 21600 0 0 Z N"/>
        </draw:custom-shape>
        <draw:custom-shape draw:style-name="gr81" draw:text-style-name="P38" draw:layer="layout" svg:width="4.741cm" svg:height="0.786cm" svg:x="0.761cm" svg:y="0.811cm">
          <text:p text:style-name="P1"><text:span text:style-name="T7">Meta PD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8" draw:layer="layout" svg:width="4.739cm" svg:height="1.397cm" svg:x="11.274cm" svg:y="1.597cm">
          <text:p text:style-name="P1"><text:span text:style-name="T7">(&lt;= 1760 bytes)</text:span></text:p>
          <draw:enhanced-geometry svg:viewBox="0 0 21600 21600" draw:type="rectangle" draw:enhanced-path="M 0 0 L 21600 0 21600 21600 0 21600 0 0 Z N"/>
        </draw:custom-shape>
        <draw:custom-shape draw:style-name="gr81" draw:text-style-name="P38" draw:layer="layout" svg:width="4.741cm" svg:height="0.786cm" svg:x="11.272cm" svg:y="0.811cm">
          <text:p text:style-name="P1"><text:span text:style-name="T7">Data PD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8" draw:layer="layout" svg:width="4.739cm" svg:height="1.397cm" svg:x="16.184cm" svg:y="1.597cm">
          <text:p text:style-name="P1"><text:span text:style-name="T7">(&lt;= 1760 bytes)</text:span></text:p>
          <draw:enhanced-geometry svg:viewBox="0 0 21600 21600" draw:type="rectangle" draw:enhanced-path="M 0 0 L 21600 0 21600 21600 0 21600 0 0 Z N"/>
        </draw:custom-shape>
        <draw:custom-shape draw:style-name="gr81" draw:text-style-name="P38" draw:layer="layout" svg:width="4.741cm" svg:height="0.786cm" svg:x="16.182cm" svg:y="0.811cm">
          <text:p text:style-name="P1"><text:span text:style-name="T7">EOF PDU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3" draw:text-style-name="P6" draw:layer="layout" svg:x1="10.59cm" svg:y1="1.918cm" svg:x2="11.098cm" svg:y2="1.932cm">
          <text:p/>
        </draw:line>
        <draw:custom-shape draw:style-name="gr84" draw:text-style-name="P39" draw:layer="layout" svg:width="1.518cm" svg:height="1.397cm" svg:x="0.29cm" svg:y="10.596cm">
          <text:p text:style-name="P1"><text:span text:style-name="T7">Version</text:span></text:p>
          <text:p text:style-name="P1"><text:span text:style-name="T7">[7]</text:span></text:p>
          <text:p text:style-name="P1"><text:span text:style-name="T7">(3 bits)</text:span></text:p>
          <draw:enhanced-geometry svg:viewBox="0 0 21600 21600" draw:type="rectangle" draw:enhanced-path="M 0 0 L 21600 0 21600 21600 0 21600 0 0 Z N"/>
        </draw:custom-shape>
        <draw:custom-shape draw:style-name="gr85" draw:text-style-name="P39" draw:layer="layout" svg:width="9.752cm" svg:height="0.786cm" svg:x="0.292cm" svg:y="9.793cm">
          <text:p text:style-name="P1"><text:span text:style-name="T7">Encapsulation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9" draw:layer="layout" svg:width="1.518cm" svg:height="1.397cm" svg:x="1.771cm" svg:y="10.596cm">
          <text:p text:style-name="P1"><text:span text:style-name="T7">ProtoID</text:span></text:p>
          <text:p text:style-name="P1"><text:span text:style-name="T7">(3 bits)</text:span></text:p>
          <draw:enhanced-geometry svg:viewBox="0 0 21600 21600" draw:type="rectangle" draw:enhanced-path="M 0 0 L 21600 0 21600 21600 0 21600 0 0 Z N"/>
        </draw:custom-shape>
        <draw:custom-shape draw:style-name="gr86" draw:text-style-name="P39" draw:layer="layout" svg:width="1.312cm" svg:height="1.397cm" svg:x="3.271cm" svg:y="10.596cm">
          <text:p text:style-name="P1"><text:span text:style-name="T7">LOL</text:span></text:p>
          <text:p text:style-name="P1"><text:span text:style-name="T7">[3]</text:span></text:p>
          <text:p text:style-name="P1"><text:span text:style-name="T7">(2 bits)</text:span></text:p>
          <draw:enhanced-geometry svg:viewBox="0 0 21600 21600" draw:type="rectangle" draw:enhanced-path="M 0 0 L 21600 0 21600 21600 0 21600 0 0 Z N"/>
        </draw:custom-shape>
        <draw:custom-shape draw:style-name="gr87" draw:text-style-name="P39" draw:layer="layout" svg:width="1.209cm" svg:height="1.397cm" svg:x="4.571cm" svg:y="10.596cm">
          <text:p text:style-name="P1"><text:span text:style-name="T7">User </text:span></text:p>
          <text:p text:style-name="P1"><text:span text:style-name="T7">Def</text:span></text:p>
          <text:p text:style-name="P1"><text:span text:style-name="T7">(4 bits)</text:span></text:p>
          <draw:enhanced-geometry svg:viewBox="0 0 21600 21600" draw:type="rectangle" draw:enhanced-path="M 0 0 L 21600 0 21600 21600 0 21600 0 0 Z N"/>
        </draw:custom-shape>
        <draw:custom-shape draw:style-name="gr84" draw:text-style-name="P39" draw:layer="layout" svg:width="1.518cm" svg:height="1.397cm" svg:x="5.771cm" svg:y="10.596cm">
          <text:p text:style-name="P1"><text:span text:style-name="T7">ProtoID </text:span></text:p>
          <text:p text:style-name="P1"><text:span text:style-name="T7">Ext.</text:span></text:p>
          <text:p text:style-name="P1"><text:span text:style-name="T7">(1 bit)</text:span></text:p>
          <draw:enhanced-geometry svg:viewBox="0 0 21600 21600" draw:type="rectangle" draw:enhanced-path="M 0 0 L 21600 0 21600 21600 0 21600 0 0 Z N"/>
        </draw:custom-shape>
        <draw:custom-shape draw:style-name="gr88" draw:text-style-name="P39" draw:layer="layout" svg:width="1.376cm" svg:height="1.397cm" svg:x="7.271cm" svg:y="10.596cm">
          <text:p text:style-name="P1"><text:span text:style-name="T7">CCSDS</text:span></text:p>
          <text:p text:style-name="P1"><text:span text:style-name="T7">Def</text:span></text:p>
          <text:p text:style-name="P1"><text:span text:style-name="T7">(16 bits)</text:span></text:p>
          <draw:enhanced-geometry svg:viewBox="0 0 21600 21600" draw:type="rectangle" draw:enhanced-path="M 0 0 L 21600 0 21600 21600 0 21600 0 0 Z N"/>
        </draw:custom-shape>
        <draw:custom-shape draw:style-name="gr88" draw:text-style-name="P39" draw:layer="layout" svg:width="1.376cm" svg:height="1.397cm" svg:x="8.671cm" svg:y="10.596cm">
          <text:p text:style-name="P1"><text:span text:style-name="T7">Length</text:span></text:p>
          <text:p text:style-name="P1"><text:span text:style-name="T7">(32 bits)</text:span></text:p>
          <draw:enhanced-geometry svg:viewBox="0 0 21600 21600" draw:type="rectangle" draw:enhanced-path="M 0 0 L 21600 0 21600 21600 0 21600 0 0 Z N"/>
        </draw:custom-shape>
        <draw:custom-shape draw:style-name="gr89" draw:text-style-name="P37" draw:layer="layout" svg:width="1.777cm" svg:height="1.397cm" svg:x="13.474cm" svg:y="10.587cm">
          <text:p text:style-name="P1"><text:span text:style-name="T7">(12 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37" draw:layer="layout" svg:width="1.778cm" svg:height="0.786cm" svg:x="13.473cm" svg:y="9.801cm">
          <text:p text:style-name="P1"><text:span text:style-name="T7">B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36" draw:layer="layout" svg:x1="0.338cm" svg:y1="12.333cm" svg:x2="10.144cm" svg:y2="12.333cm">
          <text:p text:style-name="P1"><text:span text:style-name="T14">ENCAP</text:span></text:p>
        </draw:line>
        <draw:custom-shape draw:style-name="gr91" draw:text-style-name="P37" draw:layer="layout" svg:width="13.077cm" svg:height="1.397cm" svg:x="7.022cm" svg:y="6.142cm">
          <text:p text:style-name="P1"><text:span text:style-name="T7">(&lt;= 512K 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37" draw:layer="layout" svg:width="13.081cm" svg:height="0.786cm" svg:x="7.018cm" svg:y="5.356cm">
          <text:p text:style-name="P1"><text:span text:style-name="T7">Payload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8" draw:text-style-name="P36" draw:layer="layout" svg:x1="5.24cm" svg:y1="7.896cm" svg:x2="20.099cm" svg:y2="7.896cm">
          <text:p text:style-name="P1"><text:span text:style-name="T14">Bundle</text:span></text:p>
        </draw:line>
        <draw:custom-shape draw:style-name="gr77" draw:text-style-name="P37" draw:layer="layout" svg:width="1.778cm" svg:height="1.397cm" svg:x="5.245cm" svg:y="6.15cm">
          <text:p text:style-name="P1"><text:span text:style-name="T7">(36 bytes)</text:span></text:p>
          <draw:enhanced-geometry svg:viewBox="0 0 21600 21600" draw:type="rectangle" draw:enhanced-path="M 0 0 L 21600 0 21600 21600 0 21600 0 0 Z N"/>
        </draw:custom-shape>
        <draw:custom-shape draw:style-name="gr78" draw:text-style-name="P37" draw:layer="layout" svg:width="1.762cm" svg:height="0.786cm" svg:x="5.252cm" svg:y="5.364cm">
          <text:p text:style-name="P1"><text:span text:style-name="T7">CB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9" draw:text-style-name="P6" draw:layer="layout" svg:x1="10.04cm" svg:y1="9.636cm" svg:x2="7.627cm" svg:y2="8.112cm">
          <text:p/>
        </draw:line>
        <draw:line draw:style-name="gr79" draw:text-style-name="P6" draw:layer="layout" svg:x1="20.177cm" svg:y1="5.318cm" svg:x2="20.939cm" svg:y2="3.159cm">
          <text:p/>
        </draw:line>
      </draw:page>
      <draw:page draw:name="page5" draw:style-name="dp1" draw:master-page-name="Default">
        <draw:custom-shape draw:style-name="gr93" draw:text-style-name="P1" draw:layer="layout" svg:width="2.413cm" svg:height="2.413cm" svg:x="1.253cm" svg:y="7.477cm">
          <text:p text:style-name="P1">cFS</text:p>
          <draw:enhanced-geometry svg:viewBox="0 0 21600 21600" draw:type="rectangle" draw:enhanced-path="M 0 0 L 21600 0 21600 21600 0 21600 0 0 Z N"/>
        </draw:custom-shape>
        <draw:custom-shape draw:style-name="gr94" draw:text-style-name="P40" draw:layer="layout" svg:width="0.762cm" svg:height="2.413cm" svg:x="3.693cm" svg:y="7.477cm">
          <text:p text:style-name="P1"><text:span text:style-name="T1">C</text:span></text:p>
          <text:p text:style-name="P1"><text:span text:style-name="T1">F</text:span></text:p>
          <text:p text:style-name="P1"><text:span text:style-name="T1">D</text:span></text:p>
          <text:p text:style-name="P1"><text:span text:style-name="T1">P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95" draw:text-style-name="P8" draw:layer="layout" svg:width="0.762cm" svg:height="2.413cm" svg:x="4.482cm" svg:y="7.477cm">
          <text:p text:style-name="P1"><text:span text:style-name="T3">B</text:span></text:p>
          <text:p text:style-name="P1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95" draw:text-style-name="P8" xml:id="id55" draw:id="id55" draw:layer="layout" svg:width="0.762cm" svg:height="2.413cm" svg:x="5.271cm" svg:y="7.477cm">
          <text:p text:style-name="P1"><text:span text:style-name="T3">A</text:span></text:p>
          <text:p text:style-name="P1"><text:span text:style-name="T3">O</text:span></text:p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95" draw:text-style-name="P8" xml:id="id56" draw:id="id56" draw:layer="layout" svg:width="0.762cm" svg:height="2.413cm" svg:x="8.223cm" svg:y="7.477cm">
          <text:p text:style-name="P1"><text:span text:style-name="T3">A</text:span></text:p>
          <text:p text:style-name="P1"><text:span text:style-name="T3">O</text:span></text:p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95" draw:text-style-name="P8" draw:layer="layout" svg:width="0.762cm" svg:height="2.413cm" svg:x="9.012cm" svg:y="7.477cm">
          <text:p text:style-name="P1"><text:span text:style-name="T3">B</text:span></text:p>
          <text:p text:style-name="P1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2.413cm" svg:height="2.413cm" svg:x="9.816cm" svg:y="7.477cm">
          <text:p text:style-name="P1">BP</text:p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96" draw:text-style-name="P41" draw:layer="layout" svg:width="0.762cm" svg:height="2.413cm" svg:x="12.271cm" svg:y="7.477cm">
          <text:p text:style-name="P1"><text:span text:style-name="T3">B</text:span></text:p>
          <text:p text:style-name="P1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96" draw:text-style-name="P41" xml:id="id57" draw:id="id57" draw:layer="layout" svg:width="0.762cm" svg:height="2.413cm" svg:x="16.82cm" svg:y="7.477cm">
          <text:p text:style-name="P1"><text:span text:style-name="T3">B</text:span></text:p>
          <text:p text:style-name="P1"><text:span text:style-name="T3">P</text:span></text:p>
          <draw:enhanced-geometry svg:viewBox="0 0 21600 21600" draw:type="rectangle" draw:enhanced-path="M 0 0 L 21600 0 21600 21600 0 21600 0 0 Z N"/>
        </draw:custom-shape>
        <draw:custom-shape draw:style-name="gr93" draw:text-style-name="P1" draw:layer="layout" svg:width="2.413cm" svg:height="2.413cm" svg:x="17.636cm" svg:y="7.477cm">
          <text:p text:style-name="P1">BP</text:p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97" draw:text-style-name="P40" xml:id="id62" draw:id="id62" draw:layer="layout" svg:width="2.413cm" svg:height="0.635cm" svg:x="17.636cm" svg:y="6.805cm">
          <text:p text:style-name="P1"><text:span text:style-name="T1">CFDP1</text:span></text:p>
          <draw:enhanced-geometry svg:viewBox="0 0 21600 21600" draw:type="rectangle" draw:enhanced-path="M 0 0 L 21600 0 21600 21600 0 21600 0 0 Z N"/>
        </draw:custom-shape>
        <draw:connector draw:style-name="gr30" draw:text-style-name="P6" draw:layer="layout" draw:type="line" svg:x1="6.033cm" svg:y1="8.683cm" svg:x2="8.223cm" svg:y2="8.683cm" draw:start-shape="id55" draw:start-glue-point="1" draw:end-shape="id56" draw:end-glue-point="3" svg:d="M6033 8683h2190" svg:viewBox="0 0 2191 1">
          <text:p/>
        </draw:connector>
        <draw:connector draw:style-name="gr30" draw:text-style-name="P6" draw:layer="layout" draw:type="line" svg:x1="13.045cm" svg:y1="8.683cm" svg:x2="16.82cm" svg:y2="8.683cm" draw:end-shape="id57" draw:end-glue-point="3" svg:d="M13045 8683h3775" svg:viewBox="0 0 3776 1">
          <text:p/>
        </draw:connector>
        <draw:frame draw:style-name="gr98" draw:text-style-name="P20" draw:layer="layout" svg:width="0.89cm" svg:height="0.569cm" svg:x="6.66cm" svg:y="8.266cm">
          <draw:text-box>
            <text:p><text:span text:style-name="T9">RF</text:span></text:p>
          </draw:text-box>
        </draw:frame>
        <draw:frame draw:style-name="gr99" draw:text-style-name="P20" draw:layer="layout" svg:width="2.068cm" svg:height="0.569cm" svg:x="13.753cm" svg:y="8.239cm">
          <draw:text-box>
            <text:p><text:span text:style-name="T9">SSL/UDP/IP</text:span></text:p>
          </draw:text-box>
        </draw:frame>
        <draw:line draw:style-name="gr100" draw:text-style-name="P6" draw:layer="layout" svg:x1="2.523cm" svg:y1="6.207cm" svg:x2="2.523cm" svg:y2="7.477cm">
          <text:p/>
        </draw:line>
        <draw:line draw:style-name="gr101" draw:text-style-name="P6" draw:layer="layout" svg:x1="18.879cm" svg:y1="2.402cm" svg:x2="18.879cm" svg:y2="3.672cm">
          <text:p/>
        </draw:line>
        <draw:custom-shape draw:style-name="gr102" draw:text-style-name="P42" draw:layer="layout" svg:width="0.889cm" svg:height="1.016cm" svg:x="2.142cm" svg:y="5.191cm">
          <text:p text:style-name="P1"><text:span text:style-name="T9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2" draw:text-style-name="P42" draw:layer="layout" svg:width="0.889cm" svg:height="1.016cm" svg:x="18.398cm" svg:y="1.386cm">
          <text:p text:style-name="P1"><text:span text:style-name="T9">Fi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3" draw:text-style-name="P1" draw:layer="layout" svg:width="2.413cm" svg:height="1.17cm" svg:x="17.636cm" svg:y="3.545cm">
          <text:p text:style-name="P1">ITOS</text:p>
          <draw:enhanced-geometry svg:viewBox="0 0 21600 21600" draw:type="rectangle" draw:enhanced-path="M 0 0 L 21600 0 21600 21600 0 21600 0 0 Z N"/>
        </draw:custom-shape>
        <draw:connector draw:style-name="gr100" draw:text-style-name="P6" draw:layer="layout" svg:x1="16.055cm" svg:y1="3.871cm" svg:x2="3.285cm" svg:y2="7.096cm" draw:start-shape="id58" draw:start-glue-point="3" draw:end-shape="id59" draw:end-glue-point="0" svg:d="M16055 3871h-12770v3225" svg:viewBox="0 0 12771 3226">
          <text:p/>
        </draw:connector>
        <draw:custom-shape draw:style-name="gr104" draw:text-style-name="P1" draw:layer="layout" svg:width="0.381cm" svg:height="0.254cm" svg:x="2.904cm" svg:y="7.577cm">
          <text:p/>
          <draw:enhanced-geometry svg:viewBox="0 0 21600 21600" draw:type="rectangle" draw:enhanced-path="M 0 0 L 21600 0 21600 21600 0 21600 0 0 Z N"/>
        </draw:custom-shape>
        <draw:frame draw:style-name="gr105" draw:text-style-name="P20" draw:layer="layout" svg:width="3.035cm" svg:height="0.569cm" svg:x="12.79cm" svg:y="3.413cm">
          <draw:text-box>
            <text:p><text:span text:style-name="T9">RF &lt;--- </text:span><text:span text:style-name="T9">SSL/TCP/IP</text:span></text:p>
          </draw:text-box>
        </draw:frame>
        <draw:frame draw:style-name="gr106" draw:text-style-name="P43" draw:layer="layout" svg:width="2.788cm" svg:height="0.988cm" svg:x="2.021cm" svg:y="10.206cm">
          <draw:text-box>
            <text:p><text:span text:style-name="T16">Fligh</text:span><text:span text:style-name="T16">t</text:span></text:p>
          </draw:text-box>
        </draw:frame>
        <draw:frame draw:style-name="gr107" draw:text-style-name="P43" draw:layer="layout" svg:width="5.836cm" svg:height="0.988cm" svg:x="7.688cm" svg:y="10.206cm">
          <draw:text-box>
            <text:p><text:span text:style-name="T16">Groun</text:span><text:span text:style-name="T16">d </text:span><text:span text:style-name="T16">Stati</text:span><text:span text:style-name="T16">on</text:span></text:p>
          </draw:text-box>
        </draw:frame>
        <draw:frame draw:style-name="gr108" draw:text-style-name="P43" draw:layer="layout" svg:width="1.645cm" svg:height="0.988cm" svg:x="18.088cm" svg:y="10.206cm">
          <draw:text-box>
            <text:p><text:span text:style-name="T16">MOC</text:span></text:p>
          </draw:text-box>
        </draw:frame>
        <draw:custom-shape draw:style-name="gr109" draw:text-style-name="P44" xml:id="id60" draw:id="id60" draw:layer="layout" svg:width="0.762cm" svg:height="0.354cm" svg:x="9cm" svg:y="7.096cm">
          <text:p text:style-name="P1"><text:span text:style-name="T9">ACS</text:span></text:p>
          <draw:enhanced-geometry svg:viewBox="0 0 21600 21600" draw:type="rectangle" draw:enhanced-path="M 0 0 L 21600 0 21600 21600 0 21600 0 0 Z N"/>
        </draw:custom-shape>
        <draw:custom-shape draw:style-name="gr104" draw:text-style-name="P1" draw:layer="layout" svg:width="0.381cm" svg:height="0.254cm" svg:x="17.717cm" svg:y="4.461cm">
          <text:p/>
          <draw:enhanced-geometry svg:viewBox="0 0 21600 21600" draw:type="rectangle" draw:enhanced-path="M 0 0 L 21600 0 21600 21600 0 21600 0 0 Z N"/>
        </draw:custom-shape>
        <draw:connector draw:style-name="gr100" draw:text-style-name="P6" draw:layer="layout" svg:x1="9.381cm" svg:y1="7.096cm" svg:x2="16.844cm" svg:y2="4.446cm" draw:start-shape="id60" draw:start-glue-point="0" draw:end-shape="id61" draw:end-glue-point="3" svg:d="M9381 7096v-2650h7463" svg:viewBox="0 0 7464 2651">
          <text:p/>
        </draw:connector>
        <draw:frame draw:style-name="gr110" draw:text-style-name="P20" draw:layer="layout" svg:width="2.039cm" svg:height="0.569cm" svg:x="13.719cm" svg:y="4.03cm">
          <draw:text-box>
            <text:p><text:span text:style-name="T9">SSL/TCP/IP</text:span></text:p>
          </draw:text-box>
        </draw:frame>
        <draw:custom-shape draw:style-name="gr97" draw:text-style-name="P40" xml:id="id63" draw:id="id63" draw:layer="layout" svg:width="2.413cm" svg:height="0.635cm" svg:x="17.636cm" svg:y="4.753cm">
          <text:p text:style-name="P1"><text:span text:style-name="T1">CFDP1</text:span></text:p>
          <draw:enhanced-geometry svg:viewBox="0 0 21600 21600" draw:type="rectangle" draw:enhanced-path="M 0 0 L 21600 0 21600 21600 0 21600 0 0 Z N"/>
        </draw:custom-shape>
        <draw:connector draw:style-name="gr100" draw:text-style-name="P6" draw:layer="layout" svg:x1="18.842cm" svg:y1="6.805cm" svg:x2="18.842cm" svg:y2="5.388cm" draw:start-shape="id62" draw:start-glue-point="0" draw:end-shape="id63" draw:end-glue-point="2" svg:d="M18842 6805v-1417" svg:viewBox="0 0 1 1418">
          <text:p/>
        </draw:connector>
        <draw:frame draw:style-name="gr111" draw:text-style-name="P20" draw:layer="layout" svg:width="1.421cm" svg:height="0.569cm" svg:x="18.652cm" svg:y="5.892cm">
          <draw:text-box>
            <text:p><text:span text:style-name="T9">TCP/IP</text:span></text:p>
          </draw:text-box>
        </draw:frame>
        <draw:custom-shape draw:style-name="gr109" draw:text-style-name="P44" xml:id="id64" draw:id="id64" draw:layer="layout" svg:width="0.762cm" svg:height="0.354cm" svg:x="4.473cm" svg:y="7.096cm">
          <text:p text:style-name="P1"><text:span text:style-name="T9">ACS</text:span></text:p>
          <draw:enhanced-geometry svg:viewBox="0 0 21600 21600" draw:type="rectangle" draw:enhanced-path="M 0 0 L 21600 0 21600 21600 0 21600 0 0 Z N"/>
        </draw:custom-shape>
        <draw:custom-shape draw:style-name="gr109" draw:text-style-name="P44" xml:id="id59" draw:id="id59" draw:layer="layout" svg:width="0.762cm" svg:height="0.354cm" svg:x="2.904cm" svg:y="7.096cm">
          <text:p text:style-name="P1"><text:span text:style-name="T9">C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2" draw:text-style-name="P1" draw:layer="layout" svg:x1="3.666cm" svg:y1="7.273cm" svg:x2="4.473cm" svg:y2="7.273cm" draw:start-shape="id59" draw:start-glue-point="1" draw:end-shape="id64" draw:end-glue-point="3" svg:d="M3666 7273h807" svg:viewBox="0 0 808 1">
          <text:p/>
        </draw:connector>
        <draw:custom-shape draw:style-name="gr109" draw:text-style-name="P44" xml:id="id61" draw:id="id61" draw:layer="layout" svg:width="0.762cm" svg:height="0.354cm" svg:x="16.844cm" svg:y="4.269cm">
          <text:p text:style-name="P1"><text:span text:style-name="T9">A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draw:layer="layout" svg:width="0.762cm" svg:height="0.354cm" svg:x="16.844cm" svg:y="3.694cm">
          <text:p text:style-name="P1"><text:span text:style-name="T9">A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44" xml:id="id58" draw:id="id58" draw:layer="layout" svg:width="0.762cm" svg:height="0.354cm" svg:x="16.055cm" svg:y="3.694cm">
          <text:p text:style-name="P1"><text:span text:style-name="T9">CM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1" xml:id="id65" draw:id="id65" draw:layer="layout" svg:width="0.762cm" svg:height="0.354cm" svg:x="16.8cm" svg:y="7.096cm">
          <text:p text:style-name="P1"><text:span text:style-name="T9">ACS</text:span></text:p>
          <draw:enhanced-geometry svg:viewBox="0 0 21600 21600" draw:type="rectangle" draw:enhanced-path="M 0 0 L 21600 0 21600 21600 0 21600 0 0 Z N"/>
        </draw:custom-shape>
        <draw:custom-shape draw:style-name="gr113" draw:text-style-name="P31" xml:id="id66" draw:id="id66" draw:layer="layout" svg:width="0.762cm" svg:height="0.354cm" svg:x="12.303cm" svg:y="7.096cm">
          <text:p text:style-name="P1"><text:span text:style-name="T9">ACS</text:span></text:p>
          <draw:enhanced-geometry svg:viewBox="0 0 21600 21600" draw:type="rectangle" draw:enhanced-path="M 0 0 L 21600 0 21600 21600 0 21600 0 0 Z N"/>
        </draw:custom-shape>
        <draw:connector draw:style-name="gr100" draw:text-style-name="P6" draw:layer="layout" svg:x1="16.8cm" svg:y1="7.273cm" svg:x2="13.065cm" svg:y2="7.273cm" draw:start-shape="id65" draw:start-glue-point="3" draw:end-shape="id66" draw:end-glue-point="1" svg:d="M16800 7273h-3735" svg:viewBox="0 0 3736 1">
          <text:p/>
        </draw:connector>
        <draw:frame draw:style-name="gr99" draw:text-style-name="P20" draw:layer="layout" svg:width="2.068cm" svg:height="0.569cm" svg:x="13.754cm" svg:y="6.84cm">
          <draw:text-box>
            <text:p><text:span text:style-name="T9">SSL/TCP/IP</text:span></text:p>
          </draw:text-box>
        </draw:frame>
      </draw:page>
      <draw:page draw:name="page6" draw:style-name="dp1" draw:master-page-name="Default">
        <draw:custom-shape draw:style-name="gr114" draw:text-style-name="P45" draw:layer="layout" svg:width="6.35cm" svg:height="1.397cm" svg:x="8.856cm" svg:y="18.113cm">
          <text:p text:style-name="P1"><text:span text:style-name="T17">BSP (Flash Driver)</text:span></text:p>
          <draw:enhanced-geometry svg:viewBox="0 0 21600 21600" draw:type="rectangle" draw:enhanced-path="M 0 0 L 21600 0 21600 21600 0 21600 0 0 Z N"/>
        </draw:custom-shape>
        <draw:custom-shape draw:style-name="gr115" draw:text-style-name="P46" draw:layer="layout" svg:width="6.35cm" svg:height="1.397cm" svg:x="8.856cm" svg:y="16.362cm">
          <text:p text:style-name="P1"><text:span text:style-name="T17">Flash Block Manager</text:span></text:p>
          <text:p text:style-name="P1"><text:span text:style-name="T18">(Storage Service)</text:span></text:p>
          <draw:enhanced-geometry svg:viewBox="0 0 21600 21600" draw:type="rectangle" draw:enhanced-path="M 0 0 L 21600 0 21600 21600 0 21600 0 0 Z N"/>
        </draw:custom-shape>
        <draw:custom-shape draw:style-name="gr116" draw:text-style-name="P47" draw:layer="layout" svg:width="6.35cm" svg:height="1.397cm" svg:x="8.856cm" svg:y="14.608cm">
          <text:p text:style-name="P1"><text:span text:style-name="T17">Bundle Protocol Library</text:span></text:p>
          <draw:enhanced-geometry svg:viewBox="0 0 21600 21600" draw:type="rectangle" draw:enhanced-path="M 0 0 L 21600 0 21600 21600 0 21600 0 0 Z N"/>
        </draw:custom-shape>
        <draw:custom-shape draw:style-name="gr117" draw:text-style-name="P48" draw:layer="layout" svg:width="14.478cm" svg:height="1.397cm" svg:x="0.728cm" svg:y="12.938cm">
          <text:p text:style-name="P1"><text:span text:style-name="T17">cFS Bundle Protocol Application</text:span></text:p>
          <draw:enhanced-geometry svg:viewBox="0 0 21600 21600" draw:type="rectangle" draw:enhanced-path="M 0 0 L 21600 0 21600 21600 0 21600 0 0 Z N"/>
        </draw:custom-shape>
        <draw:custom-shape draw:style-name="gr118" draw:text-style-name="P46" draw:layer="layout" svg:width="5.311cm" svg:height="3.148cm" svg:x="3.295cm" svg:y="14.621cm">
          <text:p text:style-name="P1"><text:span text:style-name="T17">Bundle Flow Manager</text:span></text:p>
          <text:p text:style-name="P1"><text:span text:style-name="T18">(Convergence Layer)</text:span></text:p>
          <draw:enhanced-geometry svg:viewBox="0 0 21600 21600" draw:type="rectangle" draw:enhanced-path="M 0 0 L 21600 0 21600 21600 0 21600 0 0 Z N"/>
        </draw:custom-shape>
        <draw:custom-shape draw:style-name="gr119" draw:text-style-name="P45" draw:layer="layout" svg:width="7.938cm" svg:height="1.397cm" svg:x="0.728cm" svg:y="18.113cm">
          <text:p text:style-name="P1"><text:span text:style-name="T17">cFS (OSAL, SB, CF, SpW)</text:span></text:p>
          <draw:enhanced-geometry svg:viewBox="0 0 21600 21600" draw:type="rectangle" draw:enhanced-path="M 0 0 L 21600 0 21600 21600 0 21600 0 0 Z N"/>
        </draw:custom-shape>
        <draw:custom-shape draw:style-name="gr120" draw:text-style-name="P45" draw:layer="layout" svg:width="2.286cm" svg:height="3.511cm" svg:x="0.727cm" svg:y="14.598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45" draw:layer="layout" svg:width="2.259cm" svg:height="0.635cm" svg:x="0.745cm" svg:y="17.764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30" draw:layer="layout" svg:width="5.334cm" svg:height="5.334cm" svg:x="15.651cm" svg:y="13.573cm">
          <text:p/>
          <draw:enhanced-geometry svg:viewBox="0 0 21600 21600" draw:path-stretchpoint-x="11000" draw:path-stretchpoint-y="10800" draw:text-areas="?f0 ?f0 ?f3 ?f12" draw:type="vertical-scroll" draw:modifiers="1319.08396946565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23" draw:text-style-name="P46" draw:layer="layout" svg:width="0.762cm" svg:height="0.635cm" svg:x="16.229cm" svg:y="16.50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7" draw:layer="layout" svg:width="0.762cm" svg:height="0.635cm" svg:x="16.229cm" svg:y="15.413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8" draw:layer="layout" svg:width="0.762cm" svg:height="0.635cm" svg:x="16.229cm" svg:y="14.324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45" draw:layer="layout" svg:width="0.762cm" svg:height="0.635cm" svg:x="16.229cm" svg:y="17.591cm">
          <text:p/>
          <draw:enhanced-geometry svg:viewBox="0 0 21600 21600" draw:type="rectangle" draw:enhanced-path="M 0 0 L 21600 0 21600 21600 0 21600 0 0 Z N"/>
        </draw:custom-shape>
        <draw:frame draw:style-name="gr20" draw:text-style-name="P20" draw:layer="layout" svg:width="2.572cm" svg:height="0.877cm" svg:x="17.118cm" svg:y="14.251cm">
          <draw:text-box>
            <text:p><text:span text:style-name="T9">Cross-Mission</text:span></text:p>
            <text:p><text:span text:style-name="T9">cFS Application</text:span></text:p>
          </draw:text-box>
        </draw:frame>
        <draw:frame draw:style-name="gr127" draw:text-style-name="P20" draw:layer="layout" svg:width="3.021cm" svg:height="1.19cm" svg:x="17.118cm" svg:y="15.252cm">
          <draw:text-box>
            <text:p><text:span text:style-name="T9">Standard </text:span><text:span text:style-name="T9">Compliant </text:span><text:span text:style-name="T9">Protocol </text:span><text:span text:style-name="T9">Implementation</text:span></text:p>
          </draw:text-box>
        </draw:frame>
        <draw:frame draw:style-name="gr128" draw:text-style-name="P20" draw:layer="layout" svg:width="3.021cm" svg:height="0.95cm" svg:x="17.119cm" svg:y="16.452cm">
          <draw:text-box>
            <text:p><text:span text:style-name="T9">PACE Specific </text:span><text:span text:style-name="T9">Modules</text:span></text:p>
          </draw:text-box>
        </draw:frame>
        <draw:frame draw:style-name="gr26" draw:text-style-name="P20" draw:layer="layout" svg:width="3.021cm" svg:height="0.564cm" svg:x="17.12cm" svg:y="17.652cm">
          <draw:text-box>
            <text:p><text:span text:style-name="T9">Platform </text:span><text:span text:style-name="T9">(provided)</text:span></text:p>
          </draw:text-box>
        </draw:frame>
      </draw:page>
      <draw:page draw:name="page7" draw:style-name="dp1" draw:master-page-name="Default">
        <draw:custom-shape draw:style-name="gr129" draw:text-style-name="P50" draw:layer="layout" svg:width="13.97cm" svg:height="2.762cm" svg:x="3.794cm" svg:y="4.715cm">
          <text:p text:style-name="P49"><text:span text:style-name="T19">Bundle </text:span><text:span text:style-name="T19">Protocol </text:span><text:span text:style-name="T19">Library</text:span></text:p>
          <draw:enhanced-geometry svg:viewBox="0 0 21600 21600" draw:type="rectangle" draw:enhanced-path="M 0 0 L 21600 0 21600 21600 0 21600 0 0 Z N"/>
        </draw:custom-shape>
        <draw:custom-shape draw:style-name="gr130" draw:text-style-name="P52" xml:id="id67" draw:id="id67" draw:layer="layout" svg:width="2.794cm" svg:height="0.635cm" svg:x="4.275cm" svg:y="4.719cm">
          <text:p text:style-name="P51">bplib_process</text:p>
          <draw:enhanced-geometry svg:viewBox="0 0 21600 21600" draw:type="rectangle" draw:enhanced-path="M 0 0 L 21600 0 21600 21600 0 21600 0 0 Z N"/>
        </draw:custom-shape>
        <draw:line draw:style-name="gr6" draw:text-style-name="P53" draw:layer="layout" svg:x1="5.698cm" svg:y1="3.285cm" svg:x2="5.699cm" svg:y2="4.682cm">
          <text:p/>
        </draw:line>
        <draw:frame draw:style-name="gr131" draw:text-style-name="P55" draw:layer="layout" svg:width="2.039cm" svg:height="0.721cm" svg:x="4.651cm" svg:y="2.518cm">
          <draw:text-box>
            <text:p text:style-name="P54">Bundles</text:p>
          </draw:text-box>
        </draw:frame>
        <draw:frame draw:style-name="gr131" draw:text-style-name="P55" draw:layer="layout" svg:width="1.399cm" svg:height="0.721cm" svg:x="11.739cm" svg:y="2.521cm">
          <draw:text-box>
            <text:p text:style-name="P54">Data</text:p>
          </draw:text-box>
        </draw:frame>
        <draw:frame draw:style-name="gr131" draw:text-style-name="P55" draw:layer="layout" svg:width="2.039cm" svg:height="0.721cm" svg:x="14.559cm" svg:y="2.522cm">
          <draw:text-box>
            <text:p text:style-name="P54">Bundles</text:p>
          </draw:text-box>
        </draw:frame>
        <draw:frame draw:style-name="gr131" draw:text-style-name="P55" draw:layer="layout" svg:width="1.399cm" svg:height="0.721cm" svg:x="8.07cm" svg:y="2.527cm">
          <draw:text-box>
            <text:p text:style-name="P54">Data</text:p>
          </draw:text-box>
        </draw:frame>
        <draw:custom-shape draw:style-name="gr130" draw:text-style-name="P52" xml:id="id70" draw:id="id70" draw:layer="layout" svg:width="2.794cm" svg:height="0.635cm" svg:x="11.033cm" svg:y="4.719cm">
          <text:p text:style-name="P51">bplib_store</text:p>
          <draw:enhanced-geometry svg:viewBox="0 0 21600 21600" draw:type="rectangle" draw:enhanced-path="M 0 0 L 21600 0 21600 21600 0 21600 0 0 Z N"/>
        </draw:custom-shape>
        <draw:custom-shape draw:style-name="gr130" draw:text-style-name="P52" xml:id="id72" draw:id="id72" draw:layer="layout" svg:width="2.794cm" svg:height="0.635cm" svg:x="14.189cm" svg:y="4.719cm">
          <text:p text:style-name="P51">bplib_load</text:p>
          <draw:enhanced-geometry svg:viewBox="0 0 21600 21600" draw:type="rectangle" draw:enhanced-path="M 0 0 L 21600 0 21600 21600 0 21600 0 0 Z N"/>
        </draw:custom-shape>
        <draw:custom-shape draw:style-name="gr130" draw:text-style-name="P52" xml:id="id69" draw:id="id69" draw:layer="layout" svg:width="2.794cm" svg:height="0.635cm" svg:x="7.369cm" svg:y="4.71cm">
          <text:p text:style-name="P51">bplib_accept</text:p>
          <draw:enhanced-geometry svg:viewBox="0 0 21600 21600" draw:type="rectangle" draw:enhanced-path="M 0 0 L 21600 0 21600 21600 0 21600 0 0 Z N"/>
        </draw:custom-shape>
        <draw:line draw:style-name="gr6" draw:text-style-name="P53" draw:layer="layout" svg:x1="12.453cm" svg:y1="3.286cm" svg:x2="12.453cm" svg:y2="4.683cm">
          <text:p/>
        </draw:line>
        <draw:line draw:style-name="gr132" draw:text-style-name="P53" draw:layer="layout" svg:x1="8.799cm" svg:y1="3.286cm" svg:x2="8.799cm" svg:y2="4.683cm">
          <text:p/>
        </draw:line>
        <draw:line draw:style-name="gr132" draw:text-style-name="P53" draw:layer="layout" svg:x1="15.599cm" svg:y1="3.287cm" svg:x2="15.599cm" svg:y2="4.684cm">
          <text:p/>
        </draw:line>
        <draw:custom-shape draw:style-name="gr133" draw:text-style-name="P56" xml:id="id68" draw:id="id68" draw:layer="layout" svg:width="1.905cm" svg:height="3.175cm" svg:x="6.28cm" svg:y="8.62cm">
          <text:p text:style-name="P3">Payload</text:p>
          <text:p text:style-name="P3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56" xml:id="id71" draw:id="id71" draw:layer="layout" svg:width="1.905cm" svg:height="3.175cm" svg:x="13.08cm" svg:y="8.62cm">
          <text:p text:style-name="P3">Bundle</text:p>
          <text:p text:style-name="P3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6" draw:layer="layout" svg:x1="5.672cm" svg:y1="5.354cm" svg:x2="6.28cm" svg:y2="10.208cm" draw:start-shape="id67" draw:start-glue-point="2" draw:end-shape="id68" draw:end-glue-point="6" svg:d="M5672 5354v4854h608" svg:viewBox="0 0 609 4855">
          <text:p/>
        </draw:connector>
        <draw:connector draw:style-name="gr6" draw:text-style-name="P6" draw:layer="layout" svg:x1="8.185cm" svg:y1="10.208cm" svg:x2="8.766cm" svg:y2="5.345cm" draw:start-shape="id68" draw:start-glue-point="8" draw:end-shape="id69" svg:d="M8185 10208h581v-4863" svg:viewBox="0 0 582 4864">
          <text:p/>
        </draw:connector>
        <draw:connector draw:style-name="gr6" draw:text-style-name="P6" draw:layer="layout" svg:x1="12.43cm" svg:y1="5.354cm" svg:x2="13.08cm" svg:y2="10.208cm" draw:start-shape="id70" draw:start-glue-point="2" draw:end-shape="id71" draw:end-glue-point="6" svg:d="M12430 5354v4854h650" svg:viewBox="0 0 651 4855">
          <text:p/>
        </draw:connector>
        <draw:connector draw:style-name="gr6" draw:text-style-name="P6" draw:layer="layout" svg:x1="14.985cm" svg:y1="10.208cm" svg:x2="15.586cm" svg:y2="5.354cm" draw:start-shape="id71" draw:start-glue-point="8" draw:end-shape="id72" draw:end-glue-point="2" svg:d="M14985 10208h601v-4854" svg:viewBox="0 0 602 4855">
          <text:p/>
        </draw:connector>
        <draw:custom-shape draw:style-name="gr134" draw:text-style-name="P57" draw:layer="layout" svg:width="2.794cm" svg:height="0.635cm" svg:x="4.275cm" svg:y="7.801cm">
          <text:p text:style-name="P51">enqueue</text:p>
          <draw:enhanced-geometry svg:viewBox="0 0 21600 21600" draw:type="rectangle" draw:enhanced-path="M 0 0 L 21600 0 21600 21600 0 21600 0 0 Z N"/>
        </draw:custom-shape>
        <draw:custom-shape draw:style-name="gr134" draw:text-style-name="P57" draw:layer="layout" svg:width="2.794cm" svg:height="0.635cm" svg:x="7.375cm" svg:y="7.801cm">
          <text:p text:style-name="P51">dequeue</text:p>
          <draw:enhanced-geometry svg:viewBox="0 0 21600 21600" draw:type="rectangle" draw:enhanced-path="M 0 0 L 21600 0 21600 21600 0 21600 0 0 Z N"/>
        </draw:custom-shape>
        <draw:custom-shape draw:style-name="gr134" draw:text-style-name="P57" draw:layer="layout" svg:width="2.794cm" svg:height="0.635cm" svg:x="14.175cm" svg:y="7.801cm">
          <text:p text:style-name="P51">dequeue</text:p>
          <draw:enhanced-geometry svg:viewBox="0 0 21600 21600" draw:type="rectangle" draw:enhanced-path="M 0 0 L 21600 0 21600 21600 0 21600 0 0 Z N"/>
        </draw:custom-shape>
        <draw:custom-shape draw:style-name="gr134" draw:text-style-name="P57" draw:layer="layout" svg:width="2.794cm" svg:height="0.635cm" svg:x="11.075cm" svg:y="7.801cm">
          <text:p text:style-name="P51">enqueue</text:p>
          <draw:enhanced-geometry svg:viewBox="0 0 21600 21600" draw:type="rectangle" draw:enhanced-path="M 0 0 L 21600 0 21600 21600 0 21600 0 0 Z N"/>
        </draw:custom-shape>
        <draw:custom-shape draw:style-name="gr129" draw:text-style-name="P50" draw:layer="layout" svg:width="13.97cm" svg:height="2.762cm" svg:x="4.048cm" svg:y="17.034cm">
          <text:p text:style-name="P49"><text:span text:style-name="T19">Bundl</text:span><text:span text:style-name="T19">e </text:span><text:span text:style-name="T19">Proto</text:span><text:span text:style-name="T19">col </text:span><text:span text:style-name="T19">Librar</text:span><text:span text:style-name="T19">y</text:span></text:p>
          <draw:enhanced-geometry svg:viewBox="0 0 21600 21600" draw:type="rectangle" draw:enhanced-path="M 0 0 L 21600 0 21600 21600 0 21600 0 0 Z N"/>
        </draw:custom-shape>
        <draw:custom-shape draw:style-name="gr130" draw:text-style-name="P52" xml:id="id73" draw:id="id73" draw:layer="layout" svg:width="2.794cm" svg:height="0.635cm" svg:x="4.529cm" svg:y="17.038cm">
          <text:p text:style-name="P51">bplib_process</text:p>
          <draw:enhanced-geometry svg:viewBox="0 0 21600 21600" draw:type="rectangle" draw:enhanced-path="M 0 0 L 21600 0 21600 21600 0 21600 0 0 Z N"/>
        </draw:custom-shape>
        <draw:line draw:style-name="gr6" draw:text-style-name="P53" draw:layer="layout" svg:x1="5.952cm" svg:y1="15.604cm" svg:x2="5.953cm" svg:y2="17.001cm">
          <text:p/>
        </draw:line>
        <draw:frame draw:style-name="gr131" draw:text-style-name="P55" draw:layer="layout" svg:width="2.039cm" svg:height="0.721cm" svg:x="4.905cm" svg:y="14.837cm">
          <draw:text-box>
            <text:p text:style-name="P54">Bundles</text:p>
          </draw:text-box>
        </draw:frame>
        <draw:frame draw:style-name="gr131" draw:text-style-name="P55" draw:layer="layout" svg:width="1.399cm" svg:height="0.721cm" svg:x="11.993cm" svg:y="14.84cm">
          <draw:text-box>
            <text:p text:style-name="P54">Data</text:p>
          </draw:text-box>
        </draw:frame>
        <draw:frame draw:style-name="gr131" draw:text-style-name="P55" draw:layer="layout" svg:width="2.039cm" svg:height="0.721cm" svg:x="14.813cm" svg:y="14.841cm">
          <draw:text-box>
            <text:p text:style-name="P54">Bundles</text:p>
          </draw:text-box>
        </draw:frame>
        <draw:frame draw:style-name="gr131" draw:text-style-name="P55" draw:layer="layout" svg:width="1.399cm" svg:height="0.721cm" svg:x="8.324cm" svg:y="14.846cm">
          <draw:text-box>
            <text:p text:style-name="P54">Data</text:p>
          </draw:text-box>
        </draw:frame>
        <draw:custom-shape draw:style-name="gr130" draw:text-style-name="P52" xml:id="id76" draw:id="id76" draw:layer="layout" svg:width="2.794cm" svg:height="0.635cm" svg:x="11.287cm" svg:y="17.038cm">
          <text:p text:style-name="P51">bplib_store</text:p>
          <draw:enhanced-geometry svg:viewBox="0 0 21600 21600" draw:type="rectangle" draw:enhanced-path="M 0 0 L 21600 0 21600 21600 0 21600 0 0 Z N"/>
        </draw:custom-shape>
        <draw:custom-shape draw:style-name="gr130" draw:text-style-name="P52" xml:id="id78" draw:id="id78" draw:layer="layout" svg:width="2.794cm" svg:height="0.635cm" svg:x="14.443cm" svg:y="17.038cm">
          <text:p text:style-name="P51">bplib_load</text:p>
          <draw:enhanced-geometry svg:viewBox="0 0 21600 21600" draw:type="rectangle" draw:enhanced-path="M 0 0 L 21600 0 21600 21600 0 21600 0 0 Z N"/>
        </draw:custom-shape>
        <draw:custom-shape draw:style-name="gr130" draw:text-style-name="P52" xml:id="id75" draw:id="id75" draw:layer="layout" svg:width="2.794cm" svg:height="0.635cm" svg:x="7.623cm" svg:y="17.029cm">
          <text:p text:style-name="P51">bplib_accept</text:p>
          <draw:enhanced-geometry svg:viewBox="0 0 21600 21600" draw:type="rectangle" draw:enhanced-path="M 0 0 L 21600 0 21600 21600 0 21600 0 0 Z N"/>
        </draw:custom-shape>
        <draw:line draw:style-name="gr6" draw:text-style-name="P53" draw:layer="layout" svg:x1="12.707cm" svg:y1="15.605cm" svg:x2="12.707cm" svg:y2="17.002cm">
          <text:p/>
        </draw:line>
        <draw:line draw:style-name="gr132" draw:text-style-name="P53" draw:layer="layout" svg:x1="9.053cm" svg:y1="15.605cm" svg:x2="9.053cm" svg:y2="17.002cm">
          <text:p/>
        </draw:line>
        <draw:line draw:style-name="gr132" draw:text-style-name="P53" draw:layer="layout" svg:x1="15.853cm" svg:y1="15.606cm" svg:x2="15.853cm" svg:y2="17.003cm">
          <text:p/>
        </draw:line>
        <draw:custom-shape draw:style-name="gr133" draw:text-style-name="P56" xml:id="id74" draw:id="id74" draw:layer="layout" svg:width="1.905cm" svg:height="3.175cm" svg:x="6.534cm" svg:y="20.939cm">
          <text:p text:style-name="P3">Payload</text:p>
          <text:p text:style-name="P3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3" draw:text-style-name="P56" xml:id="id77" draw:id="id77" draw:layer="layout" svg:width="1.905cm" svg:height="3.175cm" svg:x="13.334cm" svg:y="20.939cm">
          <text:p text:style-name="P3">Bundle</text:p>
          <text:p text:style-name="P3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6" draw:layer="layout" svg:x1="5.926cm" svg:y1="17.673cm" svg:x2="6.534cm" svg:y2="22.527cm" draw:start-shape="id73" draw:start-glue-point="2" draw:end-shape="id74" draw:end-glue-point="6" svg:d="M5926 17673v4854h608" svg:viewBox="0 0 609 4855">
          <text:p/>
        </draw:connector>
        <draw:connector draw:style-name="gr6" draw:text-style-name="P6" draw:layer="layout" svg:x1="8.439cm" svg:y1="22.527cm" svg:x2="9.02cm" svg:y2="17.664cm" draw:start-shape="id74" draw:start-glue-point="8" draw:end-shape="id75" svg:d="M8439 22527h581v-4863" svg:viewBox="0 0 582 4864">
          <text:p/>
        </draw:connector>
        <draw:connector draw:style-name="gr6" draw:text-style-name="P6" draw:layer="layout" svg:x1="12.684cm" svg:y1="17.673cm" svg:x2="13.334cm" svg:y2="22.527cm" draw:start-shape="id76" draw:start-glue-point="2" draw:end-shape="id77" draw:end-glue-point="6" svg:d="M12684 17673v4854h650" svg:viewBox="0 0 651 4855">
          <text:p/>
        </draw:connector>
        <draw:connector draw:style-name="gr6" draw:text-style-name="P6" draw:layer="layout" svg:x1="15.239cm" svg:y1="22.527cm" svg:x2="15.84cm" svg:y2="17.673cm" draw:start-shape="id77" draw:start-glue-point="8" draw:end-shape="id78" draw:end-glue-point="2" svg:d="M15239 22527h601v-4854" svg:viewBox="0 0 602 4855">
          <text:p/>
        </draw:connector>
        <draw:custom-shape draw:style-name="gr134" draw:text-style-name="P57" draw:layer="layout" svg:width="2.794cm" svg:height="0.635cm" svg:x="4.529cm" svg:y="20.12cm">
          <text:p text:style-name="P51">enqueue</text:p>
          <draw:enhanced-geometry svg:viewBox="0 0 21600 21600" draw:type="rectangle" draw:enhanced-path="M 0 0 L 21600 0 21600 21600 0 21600 0 0 Z N"/>
        </draw:custom-shape>
        <draw:custom-shape draw:style-name="gr134" draw:text-style-name="P57" draw:layer="layout" svg:width="2.794cm" svg:height="0.635cm" svg:x="7.629cm" svg:y="20.12cm">
          <text:p text:style-name="P51">dequeue</text:p>
          <draw:enhanced-geometry svg:viewBox="0 0 21600 21600" draw:type="rectangle" draw:enhanced-path="M 0 0 L 21600 0 21600 21600 0 21600 0 0 Z N"/>
        </draw:custom-shape>
        <draw:custom-shape draw:style-name="gr134" draw:text-style-name="P57" draw:layer="layout" svg:width="2.794cm" svg:height="0.635cm" svg:x="14.429cm" svg:y="20.12cm">
          <text:p text:style-name="P51">dequeue</text:p>
          <draw:enhanced-geometry svg:viewBox="0 0 21600 21600" draw:type="rectangle" draw:enhanced-path="M 0 0 L 21600 0 21600 21600 0 21600 0 0 Z N"/>
        </draw:custom-shape>
        <draw:custom-shape draw:style-name="gr134" draw:text-style-name="P57" draw:layer="layout" svg:width="2.794cm" svg:height="0.635cm" svg:x="11.329cm" svg:y="20.12cm">
          <text:p text:style-name="P51">enqueue</text:p>
          <draw:enhanced-geometry svg:viewBox="0 0 21600 21600" draw:type="rectangle" draw:enhanced-path="M 0 0 L 21600 0 21600 21600 0 21600 0 0 Z N"/>
        </draw:custom-shape>
        <draw:custom-shape draw:style-name="gr133" draw:text-style-name="P56" draw:layer="layout" svg:width="1.905cm" svg:height="3.175cm" svg:x="9.934cm" svg:y="23.139cm">
          <text:p text:style-name="P3">ACS</text:p>
          <text:p text:style-name="P3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5" draw:text-style-name="P27" draw:layer="layout" svg:width="1.016cm" svg:height="1.016cm" svg:x="5.409cm" svg:y="18.172cm">
          <text:p text:style-name="P27">typ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09:04:46.094577518</meta:creation-date>
    <dc:date>2018-09-12T10:01:04.054292268</dc:date>
    <meta:editing-duration>P1DT10H33M48S</meta:editing-duration>
    <meta:editing-cycles>73</meta:editing-cycles>
    <meta:generator>LibreOffice/5.3.6.1$Linux_X86_64 LibreOffice_project/30$Build-1</meta:generator>
    <meta:document-statistic meta:object-count="366"/>
  </office:meta>
</office:document-meta>
</file>